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fo:padding="0.071cm"/>
    </style:style>
    <style:style style:name="ce5" style:family="table-cell" style:parent-style-name="Default">
      <style:table-cell-properties fo:background-color="#ffffff" fo:padding="0.071cm"/>
    </style:style>
    <style:style style:name="ce6" style:family="table-cell" style:parent-style-name="Excel_5f_BuiltIn_5f_Currency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padding="0.071cm"/>
    </style:style>
    <style:style style:name="ce8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fo:padding="0.071cm"/>
    </style:style>
    <style:style style:name="ce12" style:family="table-cell" style:parent-style-name="Default" style:data-style-name="N2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table table:name="Feuille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Id_detail_redevance</text:p>
          </table:table-cell>
          <table:table-cell table:style-name="ce1" office:value-type="string" calcext:value-type="string">
            <text:p>Id_reconnaissance</text:p>
          </table:table-cell>
          <table:table-cell table:style-name="ce1" office:value-type="string" calcext:value-type="string">
            <text:p>Cens en poule</text:p>
          </table:table-cell>
          <table:table-cell table:style-name="ce1" office:value-type="string" calcext:value-type="string">
            <text:p>Cens en froment (en Meytencus)</text:p>
          </table:table-cell>
          <table:table-cell table:style-name="ce1" office:value-type="string" calcext:value-type="string">
            <text:p>Cens en seigle (en cartalis)</text:p>
          </table:table-cell>
          <table:table-cell table:style-name="ce1" office:value-type="string" calcext:value-type="string">
            <text:p>Cens en seigle (en setier)</text:p>
          </table:table-cell>
          <table:table-cell table:style-name="ce1" office:value-type="string" calcext:value-type="string">
            <text:p>Cens en seigle (en emine)</text:p>
          </table:table-cell>
          <table:table-cell table:style-name="ce5" office:value-type="string" calcext:value-type="string">
            <text:p>Cense en seigle (en <text:span text:style-name="T1">Meytencus</text:span><text:span text:style-name="T2">, Mesure de Tence)</text:span></text:p>
          </table:table-cell>
          <table:table-cell table:style-name="ce5" office:value-type="string" calcext:value-type="string">
            <text:p>Cens en seigle (cartayronis)</text:p>
          </table:table-cell>
          <table:table-cell table:style-name="ce5" office:value-type="string" calcext:value-type="string">
            <text:p>Cens en seigle (Carteria)</text:p>
          </table:table-cell>
          <table:table-cell table:style-name="ce8" office:value-type="string" calcext:value-type="string">
            <text:p>Total Seigle</text:p>
          </table:table-cell>
          <table:table-cell table:style-name="ce1" office:value-type="string" calcext:value-type="string">
            <text:p>Cens en Tonem (vetement)</text:p>
          </table:table-cell>
          <table:table-cell table:style-name="ce4" office:value-type="string" calcext:value-type="string">
            <text:p>Cens en avoine (en setier)</text:p>
          </table:table-cell>
          <table:table-cell table:style-name="ce4" office:value-type="string" calcext:value-type="string">
            <text:p>Cens en avoine (en emine)</text:p>
          </table:table-cell>
          <table:table-cell table:style-name="ce5" office:value-type="string" calcext:value-type="string">
            <text:p>Cens en avoine (en <text:span text:style-name="T1">Meytencus</text:span><text:span text:style-name="T2">, mesure de Tence)</text:span></text:p>
          </table:table-cell>
          <table:table-cell table:style-name="ce5" office:value-type="string" calcext:value-type="string">
            <text:p>Cens en avoine (cartayronis)</text:p>
          </table:table-cell>
          <table:table-cell table:style-name="ce4" office:value-type="string" calcext:value-type="string">
            <text:p>Cens en avoine (en cartalis)</text:p>
          </table:table-cell>
          <table:table-cell table:style-name="ce4" office:value-type="string" calcext:value-type="string">
            <text:p>Cens en avoine (en carteria)</text:p>
          </table:table-cell>
          <table:table-cell table:style-name="ce8" office:value-type="string" calcext:value-type="string">
            <text:p>Total Avoine</text:p>
          </table:table-cell>
          <table:table-cell table:style-name="ce4" office:value-type="string" calcext:value-type="string">
            <text:p>Cens en castanearium (carteria)</text:p>
          </table:table-cell>
          <table:table-cell table:style-name="ce4" office:value-type="string" calcext:value-type="string">
            <text:p>Cens en uncleorum (carta)</text:p>
          </table:table-cell>
          <table:table-cell table:style-name="ce11" office:value-type="string" calcext:value-type="string">
            <text:p>Potne</text:p>
          </table:table-cell>
          <table:table-cell table:style-name="ce1" office:value-type="string" calcext:value-type="string">
            <text:p>Monaie (sous)</text:p>
          </table:table-cell>
          <table:table-cell table:style-name="ce1" office:value-type="string" calcext:value-type="string">
            <text:p>Monaie (pogesa)</text:p>
          </table:table-cell>
          <table:table-cell table:style-name="ce4" office:value-type="string" calcext:value-type="string">
            <text:p>Monaie (obole)</text:p>
          </table:table-cell>
          <table:table-cell table:style-name="ce5" office:value-type="string" calcext:value-type="string">
            <text:p>Picte</text:p>
          </table:table-cell>
          <table:table-cell table:style-name="ce8" office:value-type="string" calcext:value-type="string">
            <text:p>Total monnaie</text:p>
          </table:table-cell>
          <table:table-cell table:style-name="ce1" office:value-type="string" calcext:value-type="string">
            <text:p>Monaie (sous) Viennois</text:p>
          </table:table-cell>
          <table:table-cell table:style-name="ce1" office:value-type="string" calcext:value-type="string">
            <text:p>Libres Saeorum sive Casi Boni et campetenti</text:p>
          </table:table-cell>
          <table:table-cell table:style-name="ce1" office:value-type="string" calcext:value-type="string">
            <text:p>P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Suppl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]+[.G2]/2+[.E2]/4+[.H2]/8+[.I2]/16+[.J2]/32)*39" office:value-type="float" office:value="2.4375" calcext:value-type="float">
            <text:p>2,43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2]+[.N2]/2+[.Q2]/4+[.O2]/8+[.P2]/16+[.R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2]+[.X2]/48+[.Y2]/24+[.Z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]+[.G3]/2+[.E3]/4+[.H3]/8+[.I3]/16+[.J3]/32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3]+[.N3]/2+[.Q3]/4+[.O3]/8+[.P3]/16+[.R3]/32)*39" office:value-type="float" office:value="4.875" calcext:value-type="float">
            <text:p>4,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3]+[.X3]/48+[.Y3]/24+[.Z3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a et pasturalia</text:p>
          </table:table-cell>
          <table:table-cell table:style-name="ce1"/>
          <table:table-cell table:style-name="ce1" office:value-type="string" calcext:value-type="string">
            <text:p>Maysonetis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]+[.G4]/2+[.E4]/4+[.H4]/8+[.I4]/16+[.J4]/32)*39" office:value-type="float" office:value="2.4375" calcext:value-type="float">
            <text:p>2,43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4]+[.N4]/2+[.Q4]/4+[.O4]/8+[.P4]/16+[.R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4]+[.X4]/48+[.Y4]/24+[.Z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Baylhagio</text:p>
          </table:table-cell>
          <table:table-cell table:style-name="ce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]+[.G5]/2+[.E5]/4+[.H5]/8+[.I5]/16+[.J5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5]+[.N5]/2+[.Q5]/4+[.O5]/8+[.P5]/16+[.R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]+[.X5]/48+[.Y5]/24+[.Z5]/48" office:value-type="float" office:value="0.25" calcext:value-type="float">
            <text:p>0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o</text:p>
          </table:table-cell>
          <table:table-cell table:style-name="ce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51" calcext:value-type="float">
            <text:p>15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]+[.G6]/2+[.E6]/4+[.H6]/8+[.I6]/16+[.J6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6]+[.N6]/2+[.Q6]/4+[.O6]/8+[.P6]/16+[.R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+5/12" office:value-type="float" office:value="2.41666666666667" calcext:value-type="float">
            <text:p>2,4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]+[.X6]/48+[.Y6]/24+[.Z6]/48" office:value-type="float" office:value="2.41666666666667" calcext:value-type="float">
            <text:p>2,41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7]+[.G7]/2+[.E7]/4+[.H7]/8+[.I7]/16+[.J7]/32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7]+[.N7]/2+[.Q7]/4+[.O7]/8+[.P7]/16+[.R7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1/12" office:value-type="float" office:value="0.916666666666667" calcext:value-type="float">
            <text:p>0,9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7]+[.X7]/48+[.Y7]/24+[.Z7]/48" office:value-type="float" office:value="0.930555555555555" calcext:value-type="float">
            <text:p>0,9305555555555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</text:p>
          </table:table-cell>
          <table:table-cell table:style-name="ce1"/>
          <table:table-cell table:style-name="ce1" office:value-type="string" calcext:value-type="string">
            <text:p>In comitate de Maisonetis</text:p>
          </table:table-cell>
          <table:table-cell table:style-name="ce4" office:value-type="string" calcext:value-type="string">
            <text:p>Nova cen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8]+[.G8]/2+[.E8]/4+[.H8]/8+[.I8]/16+[.J8]/32)*39" office:value-type="float" office:value="7.3125" calcext:value-type="float">
            <text:p>7,3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8]+[.N8]/2+[.Q8]/4+[.O8]/8+[.P8]/16+[.R8]/32)*39" office:value-type="float" office:value="14.625" calcext:value-type="float">
            <text:p>14,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+6/12" office:value-type="float" office:value="4.5" calcext:value-type="float">
            <text:p>4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8]+[.X8]/48+[.Y8]/24+[.Z8]/48" office:value-type="float" office:value="4.5" calcext:value-type="float">
            <text:p>4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 eius uxoris</text:p>
          </table:table-cell>
          <table:table-cell table:style-name="ce1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]+[.G9]/2+[.E9]/4+[.H9]/8+[.I9]/16+[.J9]/32)*39" office:value-type="float" office:value="4.0625" calcext:value-type="float">
            <text:p>4,06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9" table:formula="of:=1/2" office:value-type="float" office:value="0.5" calcext:value-type="float">
            <text:p>0,5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9]+[.N9]/2+[.Q9]/4+[.O9]/8+[.P9]/16+[.R9]/32)*39" office:value-type="float" office:value="3.65625" calcext:value-type="float">
            <text:p>3,65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+9/12" office:value-type="float" office:value="2.75" calcext:value-type="float">
            <text:p>2,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W9]+[.X9]/48+[.Y9]/24+[.Z9]/48" office:value-type="float" office:value="2.77083333333333" calcext:value-type="float">
            <text:p>2,7708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 liberorum suorum</text:p>
          </table:table-cell>
          <table:table-cell table:style-name="ce1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0]+[.G10]/2+[.E10]/4+[.H10]/8+[.I10]/16+[.J10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]+[.N10]/2+[.Q10]/4+[.O10]/8+[.P10]/16+[.R1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]+[.X10]/48+[.Y10]/24+[.Z10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etia</text:p>
          </table:table-cell>
          <table:table-cell table:style-name="ce1" office:value-type="string" calcext:value-type="string">
            <text:p>De Calma</text:p>
          </table:table-cell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1]+[.G11]/2+[.E11]/4+[.H11]/8+[.I11]/16+[.J11]/32)*39" office:value-type="float" office:value="4.875" calcext:value-type="float">
            <text:p>4,8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1]+[.N11]/2+[.Q11]/4+[.O11]/8+[.P11]/16+[.R1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11]+[.X11]/48+[.Y11]/24+[.Z1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Baylhagio</text:p>
          </table:table-cell>
          <table:table-cell table:style-name="ce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2]+[.G12]/2+[.E12]/4+[.H12]/8+[.I12]/16+[.J12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2]+[.N12]/2+[.Q12]/4+[.O12]/8+[.P12]/16+[.R1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W12]+[.X12]/48+[.Y12]/24+[.Z12]/48" office:value-type="float" office:value="0.197916666666667" calcext:value-type="float">
            <text:p>0,19791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almis</text:p>
          </table:table-cell>
          <table:table-cell table:style-name="ce1"/>
          <table:table-cell table:style-name="ce1" office:value-type="string" calcext:value-type="string">
            <text:p>In comitate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table:formula="of:=1/2" office:value-type="float" office:value="0.5" calcext:value-type="float">
            <text:p>0,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3]+[.G13]/2+[.E13]/4+[.H13]/8+[.I13]/16+[.J13]/32)*39" office:value-type="float" office:value="4.875" calcext:value-type="float">
            <text:p>4,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table:formula="of:=3.5" office:value-type="float" office:value="3.5" calcext:value-type="float">
            <text:p>3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13]+[.N13]/2+[.Q13]/4+[.O13]/8+[.P13]/16+[.R13]/32)*39" office:value-type="float" office:value="17.0625" calcext:value-type="float">
            <text:p>17,0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7+7/12" office:value-type="float" office:value="7.58333333333333" calcext:value-type="float">
            <text:p>7,5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3]+[.X13]/48+[.Y13]/24+[.Z13]/48" office:value-type="float" office:value="7.58333333333333" calcext:value-type="float">
            <text:p>7,58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 nepos uxor eius filii</text:p>
          </table:table-cell>
          <table:table-cell table:style-name="ce1"/>
          <table:table-cell table:style-name="ce1" office:value-type="string" calcext:value-type="string">
            <text:p>Chalmariais</text:p>
          </table:table-cell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21" calcext:value-type="float">
            <text:p>221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4]+[.G14]/2+[.E14]/4+[.H14]/8+[.I14]/16+[.J14]/32)*39" office:value-type="float" office:value="14.625" calcext:value-type="float">
            <text:p>14,6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M14]+[.N14]/2+[.Q14]/4+[.O14]/8+[.P14]/16+[.R14]/32)*39" office:value-type="float" office:value="9.75" calcext:value-type="float">
            <text:p>9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3+10/12" office:value-type="float" office:value="3.83333333333333" calcext:value-type="float">
            <text:p>3,8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4]+[.X14]/48+[.Y14]/24+[.Z14]/48" office:value-type="float" office:value="3.83333333333333" calcext:value-type="float">
            <text:p>3,8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 eius uxoris</text:p>
          </table:table-cell>
          <table:table-cell table:style-name="ce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5]+[.G15]/2+[.E15]/4+[.H15]/8+[.I15]/16+[.J15]/32)*39" office:value-type="float" office:value="4.875" calcext:value-type="float">
            <text:p>4,8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5]+[.N15]/2+[.Q15]/4+[.O15]/8+[.P15]/16+[.R1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15]+[.X15]/48+[.Y15]/24+[.Z1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Baylhagio eius uxoris</text:p>
          </table:table-cell>
          <table:table-cell table:style-name="ce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6]+[.G16]/2+[.E16]/4+[.H16]/8+[.I16]/16+[.J16]/32)*39" office:value-type="float" office:value="168.1875" calcext:value-type="float">
            <text:p>168,1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]+[.N16]/2+[.Q16]/4+[.O16]/8+[.P16]/16+[.R16]/32)*39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6]+[.X16]/48+[.Y16]/24+[.Z1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]+[.G17]/2+[.E17]/4+[.H17]/8+[.I17]/16+[.J17]/32)*3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7]+[.N17]/2+[.Q17]/4+[.O17]/8+[.P17]/16+[.R17]/32)*39" office:value-type="float" office:value="80.4375" calcext:value-type="float">
            <text:p>80,43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7]+[.X17]/48+[.Y17]/24+[.Z1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more</text:p>
          </table:table-cell>
          <table:table-cell table:style-name="ce1" office:value-type="string" calcext:value-type="string">
            <text:p>De Sancto Anthonio</text:p>
          </table:table-cell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81" calcext:value-type="float">
            <text:p>28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8]+[.G18]/2+[.E18]/4+[.H18]/8+[.I18]/16+[.J18]/32)*39" office:value-type="float" office:value="2.4375" calcext:value-type="float">
            <text:p>2,43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8]+[.N18]/2+[.Q18]/4+[.O18]/8+[.P18]/16+[.R18]/32)*39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8]+[.X18]/48+[.Y18]/24+[.Z1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9]+[.G19]/2+[.E19]/4+[.H19]/8+[.I19]/16+[.J19]/32)*39" office:value-type="float" office:value="316.875" calcext:value-type="float">
            <text:p>316,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19]+[.N19]/2+[.Q19]/4+[.O19]/8+[.P19]/16+[.R1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9]+[.X19]/48+[.Y19]/24+[.Z1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0]+[.G20]/2+[.E20]/4+[.H20]/8+[.I20]/16+[.J20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0]+[.N20]/2+[.Q20]/4+[.O20]/8+[.P20]/16+[.R2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20]+[.X20]/48+[.Y20]/24+[.Z20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o</text:p>
          </table:table-cell>
          <table:table-cell table:style-name="ce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1]+[.G21]/2+[.E21]/4+[.H21]/8+[.I21]/16+[.J21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1]+[.N21]/2+[.Q21]/4+[.O21]/8+[.P21]/16+[.R21]/32)*39" office:value-type="float" office:value="4.875" calcext:value-type="float">
            <text:p>4,8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2" table:formula="of:=1/3" office:value-type="float" office:value="0.333333333333333" calcext:value-type="float">
            <text:p>0,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21]+[.X21]/48+[.Y21]/24+[.Z21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 sue </text:p>
          </table:table-cell>
          <table:table-cell table:style-name="ce1"/>
          <table:table-cell table:style-name="ce1" office:value-type="string" calcext:value-type="string">
            <text:p>Teritorii Dens Clotz</text:p>
          </table:table-cell>
          <table:table-cell table:style-name="ce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2]+[.G22]/2+[.E22]/4+[.H22]/8+[.I22]/16+[.J22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2]+[.N22]/2+[.Q22]/4+[.O22]/8+[.P22]/16+[.R2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22]+[.X22]/48+[.Y22]/24+[.Z22]/48" office:value-type="float" office:value="0.0729166666666667" calcext:value-type="float">
            <text:p>0,07291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 calme</text:p>
          </table:table-cell>
          <table:table-cell table:style-name="ce1" office:value-type="string" calcext:value-type="string">
            <text:p>Calma vocate Dens Bayilh</text:p>
          </table:table-cell>
          <table:table-cell table:style-name="ce3" office:value-type="string" calcext:value-type="string">
            <text:p>Territorio de Maysonetis</text:p>
          </table:table-cell>
          <table:table-cell table:style-name="ce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3]+[.G23]/2+[.E23]/4+[.H23]/8+[.I23]/16+[.J23]/32)*39" office:value-type="float" office:value="1.625" calcext:value-type="float">
            <text:p>1,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3]+[.N23]/2+[.Q23]/4+[.O23]/8+[.P23]/16+[.R2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23]+[.X23]/48+[.Y23]/24+[.Z2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4]+[.G24]/2+[.E24]/4+[.H24]/8+[.I24]/16+[.J24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4]+[.N24]/2+[.Q24]/4+[.O24]/8+[.P24]/16+[.R2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+1/6" office:value-type="float" office:value="1.16666666666667" calcext:value-type="float">
            <text:p>1,16666666666667</text:p>
          </table:table-cell>
          <table:table-cell table:style-name="ce2" table:formula="of:=[.W24]+[.X24]/48+[.Y24]/24+[.Z24]/48" office:value-type="float" office:value="0.0243055555555556" calcext:value-type="float">
            <text:p>0,02430555555555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ma</text:p>
          </table:table-cell>
          <table:table-cell table:style-name="ce1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5]+[.G25]/2+[.E25]/4+[.H25]/8+[.I25]/16+[.J25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5]+[.N25]/2+[.Q25]/4+[.O25]/8+[.P25]/16+[.R2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6" office:value-type="float" office:value="0.166666666666667" calcext:value-type="float">
            <text:p>0,166666666666667</text:p>
          </table:table-cell>
          <table:table-cell table:style-name="ce2" table:formula="of:=[.W25]+[.X25]/48+[.Y25]/24+[.Z25]/48" office:value-type="float" office:value="0.0451388888888889" calcext:value-type="float">
            <text:p>0,04513888888888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sensa</text:p>
          </table:table-cell>
          <table:table-cell table:style-name="ce1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6]+[.G26]/2+[.E26]/4+[.H26]/8+[.I26]/16+[.J26]/32)*39" office:value-type="float" office:value="2.4375" calcext:value-type="float">
            <text:p>2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6]+[.N26]/2+[.Q26]/4+[.O26]/8+[.P26]/16+[.R2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26]+[.X26]/48+[.Y26]/24+[.Z2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7]+[.G27]/2+[.E27]/4+[.H27]/8+[.I27]/16+[.J27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7]+[.N27]/2+[.Q27]/4+[.O27]/8+[.P27]/16+[.R27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2+1/2" office:value-type="float" office:value="2.5" calcext:value-type="float">
            <text:p>2,5</text:p>
          </table:table-cell>
          <table:table-cell table:style-name="ce2" table:formula="of:=[.W27]+[.X27]/48+[.Y27]/24+[.Z27]/48" office:value-type="float" office:value="0.0520833333333333" calcext:value-type="float">
            <text:p>0,05208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ma</text:p>
          </table:table-cell>
          <table:table-cell table:style-name="ce1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8]+[.G28]/2+[.E28]/4+[.H28]/8+[.I28]/16+[.J28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8]+[.N28]/2+[.Q28]/4+[.O28]/8+[.P28]/16+[.R2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+1/4" office:value-type="float" office:value="1.25" calcext:value-type="float">
            <text:p>1,25</text:p>
          </table:table-cell>
          <table:table-cell table:style-name="ce2" table:formula="of:=[.W28]+[.X28]/48+[.Y28]/24+[.Z28]/48" office:value-type="float" office:value="0.109375" calcext:value-type="float">
            <text:p>0,109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sensa</text:p>
          </table:table-cell>
          <table:table-cell table:style-name="ce1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9]+[.G29]/2+[.E29]/4+[.H29]/8+[.I29]/16+[.J29]/32)*39" office:value-type="float" office:value="4.875" calcext:value-type="float">
            <text:p>4,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29]+[.N29]/2+[.Q29]/4+[.O29]/8+[.P29]/16+[.R2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29]+[.X29]/48+[.Y29]/24+[.Z2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341" calcext:value-type="float">
            <text:p>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0]+[.G30]/2+[.E30]/4+[.H30]/8+[.I30]/16+[.J30]/32)*39" office:value-type="float" office:value="1.625" calcext:value-type="float">
            <text:p>1,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0]+[.N30]/2+[.Q30]/4+[.O30]/8+[.P30]/16+[.R3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0]+[.X30]/48+[.Y30]/24+[.Z3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liagio</text:p>
          </table:table-cell>
          <table:table-cell table:style-name="ce1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422" calcext:value-type="float">
            <text:p>4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1]+[.G31]/2+[.E31]/4+[.H31]/8+[.I31]/16+[.J31]/32)*39" office:value-type="float" office:value="4.875" calcext:value-type="float">
            <text:p>4,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1]+[.N31]/2+[.Q31]/4+[.O31]/8+[.P31]/16+[.R3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1]+[.X31]/48+[.Y31]/24+[.Z3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 cartinam</text:p>
          </table:table-cell>
          <table:table-cell table:style-name="ce1" office:value-type="string" calcext:value-type="string">
            <text:p>Podio Marci</text:p>
          </table:table-cell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2]+[.G32]/2+[.E32]/4+[.H32]/8+[.I32]/16+[.J32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2]+[.N32]/2+[.Q32]/4+[.O32]/8+[.P32]/16+[.R3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2]+[.X32]/48+[.Y32]/24+[.Z3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vata bealis</text:p>
          </table:table-cell>
          <table:table-cell table:style-name="ce1" table:number-columns-repeated="2"/>
          <table:table-cell table:style-name="ce1" office:value-type="string" calcext:value-type="string">
            <text:p>Cum quo adaquant prata veteris Armat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3]+[.G33]/2+[.E33]/4+[.H33]/8+[.I33]/16+[.J33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3]+[.N33]/2+[.Q33]/4+[.O33]/8+[.P33]/16+[.R3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3]+[.X33]/48+[.Y33]/24+[.Z3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</text:p>
          </table:table-cell>
          <table:table-cell table:style-name="ce1" office:value-type="string" calcext:value-type="string">
            <text:p>Podio Marci</text:p>
          </table:table-cell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491" calcext:value-type="float">
            <text:p>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4]+[.G34]/2+[.E34]/4+[.H34]/8+[.I34]/16+[.J34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4]+[.N34]/2+[.Q34]/4+[.O34]/8+[.P34]/16+[.R3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34]+[.X34]/48+[.Y34]/24+[.Z34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turali</text:p>
          </table:table-cell>
          <table:table-cell table:style-name="ce1" office:value-type="string" calcext:value-type="string">
            <text:p>De Chalminaal</text:p>
          </table:table-cell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5]+[.G35]/2+[.E35]/4+[.H35]/8+[.I35]/16+[.J35]/32)*39" office:value-type="float" office:value="2.4375" calcext:value-type="float">
            <text:p>2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5]+[.N35]/2+[.Q35]/4+[.O35]/8+[.P35]/16+[.R35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5]+[.X35]/48+[.Y35]/24+[.Z3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</text:p>
          </table:table-cell>
          <table:table-cell table:style-name="ce1" office:value-type="string" calcext:value-type="string">
            <text:p>Gatinho</text:p>
          </table:table-cell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6]+[.G36]/2+[.E36]/4+[.H36]/8+[.I36]/16+[.J36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6]+[.N36]/2+[.Q36]/4+[.O36]/8+[.P36]/16+[.R3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36]+[.X36]/48+[.Y36]/24+[.Z36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o</text:p>
          </table:table-cell>
          <table:table-cell table:style-name="ce1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561" calcext:value-type="float">
            <text:p>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" table:formula="of:=([.F37]+[.G37]/2+[.E37]/4+[.H37]/8+[.I37]/16+[.J37]/32)*39" office:value-type="float" office:value="9.75" calcext:value-type="float">
            <text:p>9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37]+[.N37]/2+[.Q37]/4+[.O37]/8+[.P37]/16+[.R37]/32)*39" office:value-type="float" office:value="43.875" calcext:value-type="float">
            <text:p>43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37]+[.X37]/48+[.Y37]/24+[.Z3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is quod idem petrus aquisivit ab aliis personis</text:p>
          </table:table-cell>
          <table:table-cell table:style-name="ce1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8]+[.G38]/2+[.E38]/4+[.H38]/8+[.I38]/16+[.J38]/32)*39" office:value-type="float" office:value="9.75" calcext:value-type="float">
            <text:p>9,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8]+[.N38]/2+[.Q38]/4+[.O38]/8+[.P38]/16+[.R3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8]+[.X38]/48+[.Y38]/24+[.Z3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etiae</text:p>
          </table:table-cell>
          <table:table-cell table:style-name="ce1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39]+[.G39]/2+[.E39]/4+[.H39]/8+[.I39]/16+[.J39]/32)*39" office:value-type="float" office:value="9.75" calcext:value-type="float">
            <text:p>9,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39]+[.N39]/2+[.Q39]/4+[.O39]/8+[.P39]/16+[.R3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39]+[.X39]/48+[.Y39]/24+[.Z3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m vocatam</text:p>
          </table:table-cell>
          <table:table-cell table:style-name="ce1" office:value-type="string" calcext:value-type="string">
            <text:p>Labraressa</text:p>
          </table:table-cell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0]+[.G40]/2+[.E40]/4+[.H40]/8+[.I40]/16+[.J40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0]+[.N40]/2+[.Q40]/4+[.O40]/8+[.P40]/16+[.R4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40]+[.X40]/48+[.Y40]/24+[.Z40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1]+[.G41]/2+[.E41]/4+[.H41]/8+[.I41]/16+[.J41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1]+[.N41]/2+[.Q41]/4+[.O41]/8+[.P41]/16+[.R4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41]+[.X41]/48+[.Y41]/24+[.Z41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Lasruschas</text:p>
          </table:table-cell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2]+[.G42]/2+[.E42]/4+[.H42]/8+[.I42]/16+[.J42]/32)*39" office:value-type="float" office:value="29.25" calcext:value-type="float">
            <text:p>29,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2]+[.N42]/2+[.Q42]/4+[.O42]/8+[.P42]/16+[.R42]/32)*39" office:value-type="float" office:value="7.3125" calcext:value-type="float">
            <text:p>7,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42]+[.X42]/48+[.Y42]/24+[.Z42]/48" office:value-type="float" office:value="3.95833333333333" calcext:value-type="float">
            <text:p>3,958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Eius uxoris Petronil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651" calcext:value-type="float">
            <text:p>6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3]+[.G43]/2+[.E43]/4+[.H43]/8+[.I43]/16+[.J43]/32)*39" office:value-type="float" office:value="2.4375" calcext:value-type="float">
            <text:p>2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3]+[.N43]/2+[.Q43]/4+[.O43]/8+[.P43]/16+[.R4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43]+[.X43]/48+[.Y43]/24+[.Z4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o et petia </text:p>
          </table:table-cell>
          <table:table-cell table:style-name="ce1" office:value-type="string" calcext:value-type="string">
            <text:p>De la Pinea</text:p>
          </table:table-cell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651" calcext:value-type="float">
            <text:p>6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4]+[.G44]/2+[.E44]/4+[.H44]/8+[.I44]/16+[.J44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4]+[.N44]/2+[.Q44]/4+[.O44]/8+[.P44]/16+[.R4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44]+[.X44]/48+[.Y44]/24+[.Z44]/48" office:value-type="float" office:value="0.25" calcext:value-type="float">
            <text:p>0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o </text:p>
          </table:table-cell>
          <table:table-cell table:style-name="ce1" office:value-type="string" calcext:value-type="string">
            <text:p>Del Pontilhac</text:p>
          </table:table-cell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651" calcext:value-type="float">
            <text:p>6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5]+[.G45]/2+[.E45]/4+[.H45]/8+[.I45]/16+[.J45]/32)*39" office:value-type="float" office:value="2.4375" calcext:value-type="float">
            <text:p>2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5]+[.N45]/2+[.Q45]/4+[.O45]/8+[.P45]/16+[.R4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45]+[.X45]/48+[.Y45]/24+[.Z4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string" calcext:value-type="string">
            <text:p>Nomine Michaelis eius fratre ut ambo assereban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661" calcext:value-type="float">
            <text:p>661</text:p>
          </table:table-cell>
          <table:table-cell table:style-name="ce1" table:formula="of:=1/7" office:value-type="float" office:value="0.142857142857143" calcext:value-type="float">
            <text:p>0,142857142857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6]+[.G46]/2+[.E46]/4+[.H46]/8+[.I46]/16+[.J46]/32)*39" office:value-type="float" office:value="24.375" calcext:value-type="float">
            <text:p>24,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1+1/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6]+[.N46]/2+[.Q46]/4+[.O46]/8+[.P46]/16+[.R46]/32)*39" office:value-type="float" office:value="9.75" calcext:value-type="float">
            <text:p>9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4+8/12" office:value-type="float" office:value="4.66666666666667" calcext:value-type="float">
            <text:p>4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46]+[.X46]/48+[.Y46]/24+[.Z46]/48" office:value-type="float" office:value="4.66666666666667" calcext:value-type="float">
            <text:p>4,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ssessiones</text:p>
          </table:table-cell>
          <table:table-cell table:style-name="ce1"/>
          <table:table-cell table:style-name="ce1" office:value-type="string" calcext:value-type="string">
            <text:p>Loco et territorio de Masalibrant</text:p>
          </table:table-cell>
          <table:table-cell table:style-name="ce1" office:value-type="string" calcext:value-type="string">
            <text:p>Quas tenet nomine uxoris s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([.F47]+[.G47]/2+[.E47]/4+[.H47]/8+[.I47]/16+[.J47]/32)*39" office:value-type="float" office:value="2.4375" calcext:value-type="float">
            <text:p>2,43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47]+[.N47]/2+[.Q47]/4+[.O47]/8+[.P47]/16+[.R47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formula="of:=[.W47]+[.X47]/48+[.Y47]/24+[.Z47]/48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ro nomine dicti Michaelis Hohannes eius frater ut albo asserebant</text:p>
          </table:table-cell>
          <table:table-cell table:style-name="ce1"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8]+[.G48]/2+[.E48]/4+[.H48]/8+[.I48]/16+[.J48]/32)*39" office:value-type="float" office:value="2.4375" calcext:value-type="float">
            <text:p>2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8]+[.N48]/2+[.Q48]/4+[.O48]/8+[.P48]/16+[.R4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48]+[.X48]/48+[.Y48]/24+[.Z4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te sua</text:p>
          </table:table-cell>
          <table:table-cell table:style-name="ce1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681" calcext:value-type="float">
            <text:p>681</text:p>
          </table:table-cell>
          <table:table-cell table:style-name="ce1" table:formula="of:=1/7" office:value-type="float" office:value="0.142857142857143" calcext:value-type="float">
            <text:p>0,142857142857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49]+[.G49]/2+[.E49]/4+[.H49]/8+[.I49]/16+[.J49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+1/4" office:value-type="float" office:value="1.25" calcext:value-type="float">
            <text:p>1,2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49]+[.N49]/2+[.Q49]/4+[.O49]/8+[.P49]/16+[.R49]/32)*39" office:value-type="float" office:value="12.1875" calcext:value-type="float">
            <text:p>12,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49]+[.X49]/48+[.Y49]/24+[.Z4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o</text:p>
          </table:table-cell>
          <table:table-cell table:style-name="ce1"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0]+[.G50]/2+[.E50]/4+[.H50]/8+[.I50]/16+[.J50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0]+[.N50]/2+[.Q50]/4+[.O50]/8+[.P50]/16+[.R5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50]+[.X50]/48+[.Y50]/24+[.Z5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e petia</text:p>
          </table:table-cell>
          <table:table-cell table:style-name="ce1"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731" calcext:value-type="float">
            <text:p>7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1]+[.G51]/2+[.E51]/4+[.H51]/8+[.I51]/16+[.J51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1]+[.N51]/2+[.Q51]/4+[.O51]/8+[.P51]/16+[.R5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1]+[.X51]/48+[.Y51]/24+[.Z51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2]+[.G52]/2+[.E52]/4+[.H52]/8+[.I52]/16+[.J52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2]+[.N52]/2+[.Q52]/4+[.O52]/8+[.P52]/16+[.R5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2]+[.X52]/48+[.Y52]/24+[.Z52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o</text:p>
          </table:table-cell>
          <table:table-cell table:style-name="ce1" table:number-columns-repeated="2"/>
          <table:table-cell table:style-name="ce1" office:value-type="string" calcext:value-type="string">
            <text:p>Quod habuerunt a vocato Chanclausa oli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3]+[.G53]/2+[.E53]/4+[.H53]/8+[.I53]/16+[.J53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3]+[.N53]/2+[.Q53]/4+[.O53]/8+[.P53]/16+[.R5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3]+[.X53]/48+[.Y53]/24+[.Z53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4]+[.G54]/2+[.E54]/4+[.H54]/8+[.I54]/16+[.J54]/32)*39" office:value-type="float" office:value="4.875" calcext:value-type="float">
            <text:p>4,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4]+[.N54]/2+[.Q54]/4+[.O54]/8+[.P54]/16+[.R5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54]+[.X54]/48+[.Y54]/24+[.Z5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cima ominum terrarum</text:p>
          </table:table-cell>
          <table:table-cell table:style-name="ce1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5]+[.G55]/2+[.E55]/4+[.H55]/8+[.I55]/16+[.J55]/32)*39" office:value-type="float" office:value="24.375" calcext:value-type="float">
            <text:p>24,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5]+[.N55]/2+[.Q55]/4+[.O55]/8+[.P55]/16+[.R55]/32)*39" office:value-type="float" office:value="9.75" calcext:value-type="float">
            <text:p>9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5]+[.X55]/48+[.Y55]/24+[.Z5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cima ominum terrarum</text:p>
          </table:table-cell>
          <table:table-cell table:style-name="ce1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6]+[.G56]/2+[.E56]/4+[.H56]/8+[.I56]/16+[.J56]/32)*39" office:value-type="float" office:value="9.75" calcext:value-type="float">
            <text:p>9,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6]+[.N56]/2+[.Q56]/4+[.O56]/8+[.P56]/16+[.R5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56]+[.X56]/48+[.Y56]/24+[.Z5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cima ominum terrarum</text:p>
          </table:table-cell>
          <table:table-cell table:style-name="ce1"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7]+[.G57]/2+[.E57]/4+[.H57]/8+[.I57]/16+[.J57]/32)*3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7]+[.N57]/2+[.Q57]/4+[.O57]/8+[.P57]/16+[.R57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7]+[.X57]/48+[.Y57]/24+[.Z57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Del Clauset</text:p>
          </table:table-cell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841" calcext:value-type="float">
            <text:p>84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8]+[.G58]/2+[.E58]/4+[.H58]/8+[.I58]/16+[.J58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8]+[.N58]/2+[.Q58]/4+[.O58]/8+[.P58]/16+[.R5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8]+[.X58]/48+[.Y58]/24+[.Z58]/48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In territorio de Chanclausa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842" calcext:value-type="float">
            <text:p>8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59]+[.G59]/2+[.E59]/4+[.H59]/8+[.I59]/16+[.J59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59]+[.N59]/2+[.Q59]/4+[.O59]/8+[.P59]/16+[.R5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59]+[.X59]/48+[.Y59]/24+[.Z59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Apud Chanclausa</text:p>
          </table:table-cell>
          <table:table-cell table:style-name="ce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843" calcext:value-type="float">
            <text:p>84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0]+[.G60]/2+[.E60]/4+[.H60]/8+[.I60]/16+[.J60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0]+[.N60]/2+[.Q60]/4+[.O60]/8+[.P60]/16+[.R6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0]+[.X60]/48+[.Y60]/24+[.Z60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In territorio de Chanclausa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1]+[.G61]/2+[.E61]/4+[.H61]/8+[.I61]/16+[.J61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1]+[.N61]/2+[.Q61]/4+[.O61]/8+[.P61]/16+[.R6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1]+[.X61]/48+[.Y61]/24+[.Z61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Apud Chanclausa</text:p>
          </table:table-cell>
          <table:table-cell table:style-name="ce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52" calcext:value-type="float">
            <text:p>85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2]+[.G62]/2+[.E62]/4+[.H62]/8+[.I62]/16+[.J62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2]+[.N62]/2+[.Q62]/4+[.O62]/8+[.P62]/16+[.R6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2]+[.X62]/48+[.Y62]/24+[.Z62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In territorio de Chanclausa</text:p>
          </table:table-cell>
          <table:table-cell table:style-name="ce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3]+[.G63]/2+[.E63]/4+[.H63]/8+[.I63]/16+[.J63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3]+[.N63]/2+[.Q63]/4+[.O63]/8+[.P63]/16+[.R6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3]+[.X63]/48+[.Y63]/24+[.Z63]/48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863" calcext:value-type="float">
            <text:p>8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4]+[.G64]/2+[.E64]/4+[.H64]/8+[.I64]/16+[.J64]/32)*39" office:value-type="float" office:value="7.3125" calcext:value-type="float">
            <text:p>7,3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4]+[.N64]/2+[.Q64]/4+[.O64]/8+[.P64]/16+[.R64]/32)*39" office:value-type="float" office:value="7.3125" calcext:value-type="float">
            <text:p>7,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8/12" office:value-type="float" office:value="1.5" calcext:value-type="float">
            <text:p>1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4]+[.X64]/48+[.Y64]/24+[.Z64]/48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863" calcext:value-type="float">
            <text:p>86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5]+[.G65]/2+[.E65]/4+[.H65]/8+[.I65]/16+[.J65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5]+[.N65]/2+[.Q65]/4+[.O65]/8+[.P65]/16+[.R6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5]+[.X65]/48+[.Y65]/24+[.Z65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871" calcext:value-type="float">
            <text:p>87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6]+[.G66]/2+[.E66]/4+[.H66]/8+[.I66]/16+[.J66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6]+[.N66]/2+[.Q66]/4+[.O66]/8+[.P66]/16+[.R6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6]+[.X66]/48+[.Y66]/24+[.Z66]/48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o paretas</text:p>
          </table:table-cell>
          <table:table-cell table:style-name="ce1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7]+[.G67]/2+[.E67]/4+[.H67]/8+[.I67]/16+[.J67]/32)*39" office:value-type="float" office:value="14.625" calcext:value-type="float">
            <text:p>14,6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7]+[.N67]/2+[.Q67]/4+[.O67]/8+[.P67]/16+[.R67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0/12" office:value-type="float" office:value="1.66666666666667" calcext:value-type="float">
            <text:p>1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67]+[.X67]/48+[.Y67]/24+[.Z67]/48" office:value-type="float" office:value="1.66666666666667" calcext:value-type="float">
            <text:p>1,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 et prata</text:p>
          </table:table-cell>
          <table:table-cell table:style-name="ce1"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8]+[.G68]/2+[.E68]/4+[.H68]/8+[.I68]/16+[.J68]/32)*39" office:value-type="float" office:value="12.1875" calcext:value-type="float">
            <text:p>12,1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table:formula="of:=-1/2" office:value-type="float" office:value="-0.5" calcext:value-type="float">
            <text:p>-0,5</text:p>
          </table:table-cell>
          <table:table-cell table:style-name="ce4" table:formula="of:=([.M68]+[.N68]/2+[.Q68]/4+[.O68]/8+[.P68]/16+[.R68]/32)*39" office:value-type="float" office:value="4.265625" calcext:value-type="float">
            <text:p>4,265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68]+[.X68]/48+[.Y68]/24+[.Z68]/48" office:value-type="float" office:value="16.0416666666667" calcext:value-type="float">
            <text:p>16,041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 et possessionibus</text:p>
          </table:table-cell>
          <table:table-cell table:style-name="ce1"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69]+[.G69]/2+[.E69]/4+[.H69]/8+[.I69]/16+[.J69]/32)*39" office:value-type="float" office:value="4.875" calcext:value-type="float">
            <text:p>4,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69]+[.N69]/2+[.Q69]/4+[.O69]/8+[.P69]/16+[.R69]/32)*39" office:value-type="float" office:value="4.875" calcext:value-type="float">
            <text:p>4,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69]+[.X69]/48+[.Y69]/24+[.Z69]/48" office:value-type="float" office:value="0.0416666666666667" calcext:value-type="float">
            <text:p>0,04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 table:style-name="ce1" office:value-type="string" calcext:value-type="string">
            <text:p>Pro Pasturali de Borza Mantell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70]+[.G70]/2+[.E70]/4+[.H70]/8+[.I70]/16+[.J70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70]+[.N70]/2+[.Q70]/4+[.O70]/8+[.P70]/16+[.R7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70]+[.X70]/48+[.Y70]/24+[.Z70]/48" office:value-type="float" office:value="0.125" calcext:value-type="float">
            <text:p>0,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 table:style-name="ce1" office:value-type="string" calcext:value-type="string">
            <text:p>Pro Pasturali de Borza Mantell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71]+[.G71]/2+[.E71]/4+[.H71]/8+[.I71]/16+[.J71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table:formula="of:=([.M71]+[.N71]/2+[.Q71]/4+[.O71]/8+[.P71]/16+[.R7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71]+[.X71]/48+[.Y71]/24+[.Z71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031" calcext:value-type="float">
            <text:p>103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2]+[.G72]/2+[.E72]/4+[.H72]/8+[.I72]/16+[.J72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72]+[.N72]/2+[.Q72]/4+[.O72]/8+[.P72]/16+[.R7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5/12" office:value-type="float" office:value="1.25" calcext:value-type="float">
            <text:p>1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72]+[.X72]/48+[.Y72]/24+[.Z72]/48" office:value-type="float" office:value="1.25" calcext:value-type="float">
            <text:p>1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is et pasturalibus</text:p>
          </table:table-cell>
          <table:table-cell table:style-name="ce1"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031" calcext:value-type="float">
            <text:p>103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3]+[.G73]/2+[.E73]/4+[.H73]/8+[.I73]/16+[.J73]/32)*39" office:value-type="float" office:value="2.4375" calcext:value-type="float">
            <text:p>2,437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73]+[.N73]/2+[.Q73]/4+[.O73]/8+[.P73]/16+[.R73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73]+[.X73]/48+[.Y73]/24+[.Z7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031" calcext:value-type="float">
            <text:p>103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4]+[.G74]/2+[.E74]/4+[.H74]/8+[.I74]/16+[.J74]/32)*39" office:value-type="float" office:value="2.4375" calcext:value-type="float">
            <text:p>2,43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74]+[.N74]/2+[.Q74]/4+[.O74]/8+[.P74]/16+[.R7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74]+[.X74]/48+[.Y74]/24+[.Z7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etia terre</text:p>
          </table:table-cell>
          <table:table-cell table:style-name="ce1" office:value-type="string" calcext:value-type="string">
            <text:p>De la Jarosseria</text:p>
          </table:table-cell>
          <table:table-cell table:style-name="ce1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051" calcext:value-type="float">
            <text:p>105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5]+[.G75]/2+[.E75]/4+[.H75]/8+[.I75]/16+[.J75]/32)*39" office:value-type="float" office:value="7.3125" calcext:value-type="float">
            <text:p>7,312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75]+[.N75]/2+[.Q75]/4+[.O75]/8+[.P75]/16+[.R75]/32)*39" office:value-type="float" office:value="7.3125" calcext:value-type="float">
            <text:p>7,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8+7/12" office:value-type="float" office:value="8.58333333333333" calcext:value-type="float">
            <text:p>8,5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75]+[.X75]/48+[.Y75]/24+[.Z75]/48" office:value-type="float" office:value="8.58333333333333" calcext:value-type="float">
            <text:p>8,58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051" calcext:value-type="float">
            <text:p>105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6]+[.G76]/2+[.E76]/4+[.H76]/8+[.I76]/16+[.J76]/32)*39" office:value-type="float" office:value="2.4375" calcext:value-type="float">
            <text:p>2,43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76]+[.N76]/2+[.Q76]/4+[.O76]/8+[.P76]/16+[.R7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76]+[.X76]/48+[.Y76]/24+[.Z7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7]+[.G77]/2+[.E77]/4+[.H77]/8+[.I77]/16+[.J77]/32)*39" office:value-type="float" office:value="29.25" calcext:value-type="float">
            <text:p>29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77]+[.N77]/2+[.Q77]/4+[.O77]/8+[.P77]/16+[.R77]/32)*39" office:value-type="float" office:value="14.625" calcext:value-type="float">
            <text:p>14,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77]+[.X77]/48+[.Y77]/24+[.Z7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8]+[.G78]/2+[.E78]/4+[.H78]/8+[.I78]/16+[.J78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78]+[.N78]/2+[.Q78]/4+[.O78]/8+[.P78]/16+[.R7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7+6/12" office:value-type="float" office:value="17.5" calcext:value-type="float">
            <text:p>17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78]+[.X78]/48+[.Y78]/24+[.Z78]/48" office:value-type="float" office:value="17.5" calcext:value-type="float">
            <text:p>17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is et pasturalibu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79]+[.G79]/2+[.E79]/4+[.H79]/8+[.I79]/16+[.J79]/32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79]+[.N79]/2+[.Q79]/4+[.O79]/8+[.P79]/16+[.R79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79]+[.X79]/48+[.Y79]/24+[.Z7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a</text:p>
          </table:table-cell>
          <table:table-cell table:style-name="ce1"/>
          <table:table-cell table:style-name="ce1" office:value-type="string" calcext:value-type="string">
            <text:p>Sita in manso de Masferiol et Chanblando, infra territorio de Malagayt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0]+[.G80]/2+[.E80]/4+[.H80]/8+[.I80]/16+[.J80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0]+[.N80]/2+[.Q80]/4+[.O80]/8+[.P80]/16+[.R8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5/12" office:value-type="float" office:value="1.25" calcext:value-type="float">
            <text:p>1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80]+[.X80]/48+[.Y80]/24+[.Z80]/48" office:value-type="float" office:value="1.25" calcext:value-type="float">
            <text:p>1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Sanha</text:p>
          </table:table-cell>
          <table:table-cell table:style-name="ce1" office:value-type="string" calcext:value-type="string">
            <text:p>De Las Blachas</text:p>
          </table:table-cell>
          <table:table-cell table:style-name="ce1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1]+[.G81]/2+[.E81]/4+[.H81]/8+[.I81]/16+[.J81]/32)*39" office:value-type="float" office:value="2.4375" calcext:value-type="float">
            <text:p>2,43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1]+[.N81]/2+[.Q81]/4+[.O81]/8+[.P81]/16+[.R8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81]+[.X81]/48+[.Y81]/24+[.Z8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a</text:p>
          </table:table-cell>
          <table:table-cell table:style-name="ce1" office:value-type="string" calcext:value-type="string">
            <text:p>De Bolamo</text:p>
          </table:table-cell>
          <table:table-cell table:style-name="ce1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081" calcext:value-type="float">
            <text:p>108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2]+[.G82]/2+[.E82]/4+[.H82]/8+[.I82]/16+[.J82]/32)*39" office:value-type="float" office:value="17.875" calcext:value-type="float">
            <text:p>17,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82]+[.N82]/2+[.Q82]/4+[.O82]/8+[.P82]/16+[.R82]/32)*39" office:value-type="float" office:value="8.125" calcext:value-type="float">
            <text:p>8,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82]+[.X82]/48+[.Y82]/24+[.Z8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081" calcext:value-type="float">
            <text:p>108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3]+[.G83]/2+[.E83]/4+[.H83]/8+[.I83]/16+[.J83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3]+[.N83]/2+[.Q83]/4+[.O83]/8+[.P83]/16+[.R8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9+8/12" office:value-type="float" office:value="9.66666666666667" calcext:value-type="float">
            <text:p>9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83]+[.X83]/48+[.Y83]/24+[.Z83]/48" office:value-type="float" office:value="9.72222222222222" calcext:value-type="float">
            <text:p>9,72222222222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is et pasturalibu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091" calcext:value-type="float">
            <text:p>109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4]+[.G84]/2+[.E84]/4+[.H84]/8+[.I84]/16+[.J84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4]+[.N84]/2+[.Q84]/4+[.O84]/8+[.P84]/16+[.R84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9+8/12" office:value-type="float" office:value="9.66666666666667" calcext:value-type="float">
            <text:p>9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84]+[.X84]/48+[.Y84]/24+[.Z84]/48" office:value-type="float" office:value="9.72222222222222" calcext:value-type="float">
            <text:p>9,72222222222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101" calcext:value-type="float">
            <text:p>110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5]+[.G85]/2+[.E85]/4+[.H85]/8+[.I85]/16+[.J85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5]+[.N85]/2+[.Q85]/4+[.O85]/8+[.P85]/16+[.R8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85]+[.X85]/48+[.Y85]/24+[.Z85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Sana</text:p>
          </table:table-cell>
          <table:table-cell table:style-name="ce4" office:value-type="string" calcext:value-type="string">
            <text:p>Las Blachas</text:p>
          </table:table-cell>
          <table:table-cell table:style-name="ce1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6]+[.G86]/2+[.E86]/4+[.H86]/8+[.I86]/16+[.J86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6]+[.N86]/2+[.Q86]/4+[.O86]/8+[.P86]/16+[.R8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86]+[.X86]/48+[.Y86]/24+[.Z86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o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124" calcext:value-type="float">
            <text:p>112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7]+[.G87]/2+[.E87]/4+[.H87]/8+[.I87]/16+[.J87]/32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87]+[.N87]/2+[.Q87]/4+[.O87]/8+[.P87]/16+[.R87]/32)*39" office:value-type="float" office:value="2.4375" calcext:value-type="float">
            <text:p>2,4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3/12" office:value-type="float" office:value="0.25" calcext:value-type="float">
            <text:p>0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table:formula="of:=1+1/2" office:value-type="float" office:value="1.5" calcext:value-type="float">
            <text:p>1,5</text:p>
          </table:table-cell>
          <table:table-cell table:style-name="ce2" table:formula="of:=[.W87]+[.X87]/48+[.Y87]/24+[.Z87]/48" office:value-type="float" office:value="0.28125" calcext:value-type="float">
            <text:p>0,2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o uxor filii su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133" calcext:value-type="float">
            <text:p>113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8]+[.G88]/2+[.E88]/4+[.H88]/8+[.I88]/16+[.J88]/32)*39" office:value-type="float" office:value="4.875" calcext:value-type="float">
            <text:p>4,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88]+[.N88]/2+[.Q88]/4+[.O88]/8+[.P88]/16+[.R88]/32)*39" office:value-type="float" office:value="4.875" calcext:value-type="float">
            <text:p>4,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W88]+[.X88]/48+[.Y88]/24+[.Z88]/48" office:value-type="float" office:value="0.229166666666667" calcext:value-type="float">
            <text:p>0,2291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o consanguineris su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141" calcext:value-type="float">
            <text:p>114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89]+[.G89]/2+[.E89]/4+[.H89]/8+[.I89]/16+[.J89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89]+[.N89]/2+[.Q89]/4+[.O89]/8+[.P89]/16+[.R8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8/12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89]+[.X89]/48+[.Y89]/24+[.Z89]/48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in territorio de Chanclaus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171" calcext:value-type="float">
            <text:p>117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0]+[.G90]/2+[.E90]/4+[.H90]/8+[.I90]/16+[.J90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0]+[.N90]/2+[.Q90]/4+[.O90]/8+[.P90]/16+[.R9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0]+[.X90]/48+[.Y90]/24+[.Z90]/48" office:value-type="float" office:value="0.375" calcext:value-type="float">
            <text:p>0,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4" office:value-type="string" calcext:value-type="string">
            <text:p>Del Sant</text:p>
          </table:table-cell>
          <table:table-cell table:style-name="ce4" office:value-type="string" calcext:value-type="string">
            <text:p>Situm in territotio de Lascosta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172" calcext:value-type="float">
            <text:p>117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1]+[.G91]/2+[.E91]/4+[.H91]/8+[.I91]/16+[.J91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1]+[.N91]/2+[.Q91]/4+[.O91]/8+[.P91]/16+[.R9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1]+[.X91]/48+[.Y91]/24+[.Z91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Unius dimidiam Seytoratam Prat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181" calcext:value-type="float">
            <text:p>118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2]+[.G92]/2+[.E92]/4+[.H92]/8+[.I92]/16+[.J92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2]+[.N92]/2+[.Q92]/4+[.O92]/8+[.P92]/16+[.R9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3/12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2]+[.X92]/48+[.Y92]/24+[.Z92]/48" office:value-type="float" office:value="0.270833333333333" calcext:value-type="float">
            <text:p>0,2708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in territorio de Tenharant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1182" calcext:value-type="float">
            <text:p>118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3]+[.G93]/2+[.E93]/4+[.H93]/8+[.I93]/16+[.J93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3]+[.N93]/2+[.Q93]/4+[.O93]/8+[.P93]/16+[.R9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9/12" office:value-type="float" office:value="0.75" calcext:value-type="float">
            <text:p>0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3]+[.X93]/48+[.Y93]/24+[.Z93]/48" office:value-type="float" office:value="0.75" calcext:value-type="float">
            <text:p>0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in territorio de Relharant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1183" calcext:value-type="float">
            <text:p>11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4]+[.G94]/2+[.E94]/4+[.H94]/8+[.I94]/16+[.J94]/32)*39" office:value-type="float" office:value="19.5" calcext:value-type="float">
            <text:p>19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94]+[.N94]/2+[.Q94]/4+[.O94]/8+[.P94]/16+[.R94]/32)*39" office:value-type="float" office:value="58.5" calcext:value-type="float">
            <text:p>58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4]+[.X94]/48+[.Y94]/24+[.Z94]/48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Masacgio</text:p>
          </table:table-cell>
          <table:table-cell table:style-name="ce4" office:value-type="string" calcext:value-type="string">
            <text:p>De Relharant</text:p>
          </table:table-cell>
          <table:table-cell table:style-name="ce1"/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1292" calcext:value-type="float">
            <text:p>12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5]+[.G95]/2+[.E95]/4+[.H95]/8+[.I95]/16+[.J95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5]+[.N95]/2+[.Q95]/4+[.O95]/8+[.P95]/16+[.R95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5]+[.X95]/48+[.Y95]/24+[.Z95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e petiam</text:p>
          </table:table-cell>
          <table:table-cell table:style-name="ce4" office:value-type="string" calcext:value-type="string">
            <text:p>Ortum de Las Craynas</text:p>
          </table:table-cell>
          <table:table-cell table:style-name="ce1" office:value-type="string" calcext:value-type="string">
            <text:p>Subtus domi vocati Vileta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301" calcext:value-type="float">
            <text:p>130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96]+[.G96]/2+[.E96]/4+[.H96]/8+[.I96]/16+[.J96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6]+[.N96]/2+[.Q96]/4+[.O96]/8+[.P96]/16+[.R9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6]+[.X96]/48+[.Y96]/24+[.Z96]/48" office:value-type="float" office:value="0.125" calcext:value-type="float">
            <text:p>0,12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Domum + ortum</text:p>
          </table:table-cell>
          <table:table-cell table:style-name="ce4"/>
          <table:table-cell table:style-name="ce1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1302" calcext:value-type="float">
            <text:p>130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97]+[.G97]/2+[.E97]/4+[.H97]/8+[.I97]/16+[.J97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7]+[.N97]/2+[.Q97]/4+[.O97]/8+[.P97]/16+[.R97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7]+[.X97]/48+[.Y97]/24+[.Z97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Domum + ortum</text:p>
          </table:table-cell>
          <table:table-cell table:style-name="ce4"/>
          <table:table-cell table:style-name="ce1"/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312" calcext:value-type="float">
            <text:p>131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8]+[.G98]/2+[.E98]/4+[.H98]/8+[.I98]/16+[.J98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8]+[.N98]/2+[.Q98]/4+[.O98]/8+[.P98]/16+[.R98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8]+[.X98]/48+[.Y98]/24+[.Z98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apud Chapons in territorrio vocato de Las Vinha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1313" calcext:value-type="float">
            <text:p>131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99]+[.G99]/2+[.E99]/4+[.H99]/8+[.I99]/16+[.J99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99]+[.N99]/2+[.Q99]/4+[.O99]/8+[.P99]/16+[.R9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99]+[.X99]/48+[.Y99]/24+[.Z99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in territorio de Las Vinhas de Chapon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1314" calcext:value-type="float">
            <text:p>131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00]+[.G100]/2+[.E100]/4+[.H100]/8+[.I100]/16+[.J100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0]+[.N100]/2+[.Q100]/4+[.O100]/8+[.P100]/16+[.R10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0]+[.X100]/48+[.Y100]/24+[.Z100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Terre petiam</text:p>
          </table:table-cell>
          <table:table-cell table:style-name="ce1"/>
          <table:table-cell table:style-name="ce1" office:value-type="string" calcext:value-type="string">
            <text:p>Sitam apud Jannac, in territorio de Chastanhier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315" calcext:value-type="float">
            <text:p>131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01]+[.G101]/2+[.E101]/4+[.H101]/8+[.I101]/16+[.J101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1]+[.N101]/2+[.Q101]/4+[.O101]/8+[.P101]/16+[.R10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W101]+[.X101]/48+[.Y101]/24+[.Z101]/48" office:value-type="string" office:string-value="" calcext:value-type="error">
            <text:p>#VALEUR !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Vineam</text:p>
          </table:table-cell>
          <table:table-cell table:style-name="ce1"/>
          <table:table-cell table:style-name="ce1" office:value-type="string" calcext:value-type="string">
            <text:p>Sitam in territorio de Rupp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331" calcext:value-type="float">
            <text:p>133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02]+[.G102]/2+[.E102]/4+[.H102]/8+[.I102]/16+[.J102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2]+[.N102]/2+[.Q102]/4+[.O102]/8+[.P102]/16+[.R10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9/12" office:value-type="float" office:value="0.75" calcext:value-type="float">
            <text:p>0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2]+[.X102]/48+[.Y102]/24+[.Z102]/48" office:value-type="float" office:value="0.75" calcext:value-type="float">
            <text:p>0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03]+[.G103]/2+[.E103]/4+[.H103]/8+[.I103]/16+[.J103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3]+[.N103]/2+[.Q103]/4+[.O103]/8+[.P103]/16+[.R103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103]+[.X103]/48+[.Y103]/24+[.Z10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athegnes</text:p>
          </table:table-cell>
          <table:table-cell table:style-name="ce1"/>
          <table:table-cell table:style-name="ce1" office:value-type="string" calcext:value-type="string">
            <text:p>Loci de Ruppe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4" table:formula="of:=([.F104]+[.G104]/2+[.E104]/4+[.H104]/8+[.I104]/16+[.J104]/32)*39" office:value-type="float" office:value="3.046875" calcext:value-type="float">
            <text:p>3,046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([.M104]+[.N104]/2+[.Q104]/4+[.O104]/8+[.P104]/16+[.R104]/32)*39" office:value-type="float" office:value="3.65625" calcext:value-type="float">
            <text:p>3,65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+2/12" office:value-type="float" office:value="2.16666666666667" calcext:value-type="float">
            <text:p>2,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[.W104]+[.X104]/48+[.Y104]/24+[.Z104]/48" office:value-type="float" office:value="2.21875" calcext:value-type="float">
            <text:p>2,2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ossessiones</text:p>
          </table:table-cell>
          <table:table-cell table:style-name="ce4" office:value-type="string" calcext:value-type="string">
            <text:p>Martine uxor Petri</text:p>
          </table:table-cell>
          <table:table-cell table:style-name="ce1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1333" calcext:value-type="float">
            <text:p>133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05]+[.G105]/2+[.E105]/4+[.H105]/8+[.I105]/16+[.J10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05]+[.N105]/2+[.Q105]/4+[.O105]/8+[.P105]/16+[.R10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05]+[.X105]/48+[.Y105]/24+[.Z105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 + nemus</text:p>
          </table:table-cell>
          <table:table-cell table:style-name="ce1" office:value-type="string" calcext:value-type="string">
            <text:p>Dens Vernes</text:p>
          </table:table-cell>
          <table:table-cell table:style-name="ce1" office:value-type="string" calcext:value-type="string">
            <text:p>Sita in territorio de la Planet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1341" calcext:value-type="float">
            <text:p>134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06]+[.G106]/2+[.E106]/4+[.H106]/8+[.I106]/16+[.J106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6]+[.N106]/2+[.Q106]/4+[.O106]/8+[.P106]/16+[.R106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6]+[.X106]/48+[.Y106]/24+[.Z106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upardo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1342" calcext:value-type="float">
            <text:p>134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07]+[.G107]/2+[.E107]/4+[.H107]/8+[.I107]/16+[.J107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7]+[.N107]/2+[.Q107]/4+[.O107]/8+[.P107]/16+[.R107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7]+[.X107]/48+[.Y107]/24+[.Z107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upardo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08]+[.G108]/2+[.E108]/4+[.H108]/8+[.I108]/16+[.J108]/32)*39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([.M108]+[.N108]/2+[.Q108]/4+[.O108]/8+[.P108]/16+[.R108]/32)*39" office:value-type="float" office:value="4.875" calcext:value-type="float">
            <text:p>4,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[.W108]+[.X108]/48+[.Y108]/24+[.Z108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09]+[.G109]/2+[.E109]/4+[.H109]/8+[.I109]/16+[.J109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09]+[.N109]/2+[.Q109]/4+[.O109]/8+[.P109]/16+[.R109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1/12" office:value-type="float" office:value="1.75" calcext:value-type="float">
            <text:p>1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09]+[.X109]/48+[.Y109]/24+[.Z109]/48" office:value-type="float" office:value="1.75" calcext:value-type="float">
            <text:p>1,75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10]+[.G110]/2+[.E110]/4+[.H110]/8+[.I110]/16+[.J110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10]+[.N110]/2+[.Q110]/4+[.O110]/8+[.P110]/16+[.R110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10]+[.X110]/48+[.Y110]/24+[.Z110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11]+[.G111]/2+[.E111]/4+[.H111]/8+[.I111]/16+[.J111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11]+[.N111]/2+[.Q111]/4+[.O111]/8+[.P111]/16+[.R111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+2/12" office:value-type="float" office:value="2.16666666666667" calcext:value-type="float">
            <text:p>2,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11]+[.X111]/48+[.Y111]/24+[.Z111]/48" office:value-type="float" office:value="2.16666666666667" calcext:value-type="float">
            <text:p>2,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([.F112]+[.G112]/2+[.E112]/4+[.H112]/8+[.I112]/16+[.J112]/32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([.M112]+[.N112]/2+[.Q112]/4+[.O112]/8+[.P112]/16+[.R112]/32)*3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W112]+[.X112]/48+[.Y112]/24+[.Z112]/48" office:value-type="float" office:value="0.0833333333333333" calcext:value-type="float">
            <text:p>0,0833333333333333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asturalium commun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13]+[.G113]/2+[.E113]/4+[.H113]/8+[.I113]/16+[.J11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13]+[.N113]/2+[.Q113]/4+[.O113]/8+[.P113]/16+[.R113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13]+[.X113]/48+[.Y113]/24+[.Z11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 + or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14]+[.G114]/2+[.E114]/4+[.H114]/8+[.I114]/16+[.J11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14]+[.N114]/2+[.Q114]/4+[.O114]/8+[.P114]/16+[.R114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14]+[.X114]/48+[.Y114]/24+[.Z11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15]+[.G115]/2+[.E115]/4+[.H115]/8+[.I115]/16+[.J11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15]+[.N115]/2+[.Q115]/4+[.O115]/8+[.P115]/16+[.R11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15]+[.X115]/48+[.Y115]/24+[.Z11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orum prat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16]+[.G116]/2+[.E116]/4+[.H116]/8+[.I116]/16+[.J11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16]+[.N116]/2+[.Q116]/4+[.O116]/8+[.P116]/16+[.R116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16]+[.X116]/48+[.Y116]/24+[.Z11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o, chambro, grangia uxoris sue et orto contiguo ortis qui habuit a dicta Jala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17]+[.G117]/2+[.E117]/4+[.H117]/8+[.I117]/16+[.J11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17]+[.N117]/2+[.Q117]/4+[.O117]/8+[.P117]/16+[.R11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17]+[.X117]/48+[.Y117]/24+[.Z117]/48" office:value-type="float" office:value="0.0833333333333333" calcext:value-type="float">
            <text:p>0,0833333333333333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asturale</text:p>
          </table:table-cell>
          <table:table-cell table:style-name="ce1" office:value-type="string" calcext:value-type="string">
            <text:p>Las Pinetas</text:p>
          </table:table-cell>
          <table:table-cell table:style-name="ce1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18]+[.G118]/2+[.E118]/4+[.H118]/8+[.I118]/16+[.J118]/32)*39" office:value-type="float" office:value="14.625" calcext:value-type="float">
            <text:p>14,6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18]+[.N118]/2+[.Q118]/4+[.O118]/8+[.P118]/16+[.R118]/32)*39" office:value-type="float" office:value="14.625" calcext:value-type="float">
            <text:p>14,6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18]+[.X118]/48+[.Y118]/24+[.Z11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uchia</text:p>
          </table:table-cell>
          <table:table-cell table:style-name="ce1" office:value-type="string" calcext:value-type="string">
            <text:p>Uxoris sue</text:p>
          </table:table-cell>
          <table:table-cell table:style-name="ce1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19]+[.G119]/2+[.E119]/4+[.H119]/8+[.I119]/16+[.J11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19]+[.N119]/2+[.Q119]/4+[.O119]/8+[.P119]/16+[.R119]/32)*39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19]+[.X119]/48+[.Y119]/24+[.Z119]/48" office:value-type="float" office:value="0.125" calcext:value-type="float">
            <text:p>0,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 et pasturali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0]+[.G120]/2+[.E120]/4+[.H120]/8+[.I120]/16+[.J12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0]+[.N120]/2+[.Q120]/4+[.O120]/8+[.P120]/16+[.R12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+6/12" office:value-type="float" office:value="2.5" calcext:value-type="float">
            <text:p>2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20]+[.X120]/48+[.Y120]/24+[.Z120]/48" office:value-type="float" office:value="2.5" calcext:value-type="float">
            <text:p>2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mus</text:p>
          </table:table-cell>
          <table:table-cell table:style-name="ce1" office:value-type="string" calcext:value-type="string">
            <text:p>De Talhaessa</text:p>
          </table:table-cell>
          <table:table-cell table:style-name="ce1"/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1]+[.G121]/2+[.E121]/4+[.H121]/8+[.I121]/16+[.J12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1]+[.N121]/2+[.Q121]/4+[.O121]/8+[.P121]/16+[.R12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21]+[.X121]/48+[.Y121]/24+[.Z121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2]+[.G122]/2+[.E122]/4+[.H122]/8+[.I122]/16+[.J122]/32)*39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22]+[.N122]/2+[.Q122]/4+[.O122]/8+[.P122]/16+[.R122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22]+[.X122]/48+[.Y122]/24+[.Z12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3]+[.G123]/2+[.E123]/4+[.H123]/8+[.I123]/16+[.J12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3]+[.N123]/2+[.Q123]/4+[.O123]/8+[.P123]/16+[.R12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23]+[.X123]/48+[.Y123]/24+[.Z123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4]+[.G124]/2+[.E124]/4+[.H124]/8+[.I124]/16+[.J124]/32)*39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24]+[.N124]/2+[.Q124]/4+[.O124]/8+[.P124]/16+[.R124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24]+[.X124]/48+[.Y124]/24+[.Z12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5]+[.G125]/2+[.E125]/4+[.H125]/8+[.I125]/16+[.J12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5]+[.N125]/2+[.Q125]/4+[.O125]/8+[.P125]/16+[.R12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3/12" office:value-type="float" office:value="1.91666666666667" calcext:value-type="float">
            <text:p>1,91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25]+[.X125]/48+[.Y125]/24+[.Z125]/48" office:value-type="float" office:value="1.95833333333333" calcext:value-type="float">
            <text:p>1,958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a in loco de Spaetis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6]+[.G126]/2+[.E126]/4+[.H126]/8+[.I126]/16+[.J126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6]+[.N126]/2+[.Q126]/4+[.O126]/8+[.P126]/16+[.R12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9/12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26]+[.X126]/48+[.Y126]/24+[.Z126]/48" office:value-type="float" office:value="0.791666666666667" calcext:value-type="float">
            <text:p>0,791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apud Ceisonera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1361" calcext:value-type="float">
            <text:p>13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27]+[.G127]/2+[.E127]/4+[.H127]/8+[.I127]/16+[.J127]/32)*39" office:value-type="float" office:value="2.4375" calcext:value-type="float">
            <text:p>2,43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27]+[.N127]/2+[.Q127]/4+[.O127]/8+[.P127]/16+[.R127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27]+[.X127]/48+[.Y127]/24+[.Z12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mu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28]+[.G128]/2+[.E128]/4+[.H128]/8+[.I128]/16+[.J12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8]+[.N128]/2+[.Q128]/4+[.O128]/8+[.P128]/16+[.R12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28]+[.X128]/48+[.Y128]/24+[.Z12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ale</text:p>
          </table:table-cell>
          <table:table-cell table:style-name="ce1"/>
          <table:table-cell table:style-name="ce1" office:value-type="string" calcext:value-type="string">
            <text:p>Situm apud Lavileta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1381" calcext:value-type="float">
            <text:p>138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29]+[.G129]/2+[.E129]/4+[.H129]/8+[.I129]/16+[.J12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29]+[.N129]/2+[.Q129]/4+[.O129]/8+[.P129]/16+[.R12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+3/12" office:value-type="float" office:value="2.25" calcext:value-type="float">
            <text:p>2,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29]+[.X129]/48+[.Y129]/24+[.Z129]/48" office:value-type="float" office:value="2.25" calcext:value-type="float">
            <text:p>2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abus prat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1383" calcext:value-type="float">
            <text:p>138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0]+[.G130]/2+[.E130]/4+[.H130]/8+[.I130]/16+[.J13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0]+[.N130]/2+[.Q130]/4+[.O130]/8+[.P130]/16+[.R13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30]+[.X130]/48+[.Y130]/24+[.Z130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31]+[.G131]/2+[.E131]/4+[.H131]/8+[.I131]/16+[.J13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1]+[.N131]/2+[.Q131]/4+[.O131]/8+[.P131]/16+[.R13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31]+[.X131]/48+[.Y131]/24+[.Z13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os</text:p>
          </table:table-cell>
          <table:table-cell table:style-name="ce1"/>
          <table:table-cell table:style-name="ce1" office:value-type="string" calcext:value-type="string">
            <text:p>Sitas apud La Vilet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1392" calcext:value-type="float">
            <text:p>13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2]+[.G132]/2+[.E132]/4+[.H132]/8+[.I132]/16+[.J13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2]+[.N132]/2+[.Q132]/4+[.O132]/8+[.P132]/16+[.R13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7+4/12" office:value-type="float" office:value="7.33333333333333" calcext:value-type="float">
            <text:p>7,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32]+[.X132]/48+[.Y132]/24+[.Z132]/48" office:value-type="float" office:value="7.33333333333333" calcext:value-type="float">
            <text:p>7,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abus prat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3]+[.G133]/2+[.E133]/4+[.H133]/8+[.I133]/16+[.J13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3]+[.N133]/2+[.Q133]/4+[.O133]/8+[.P133]/16+[.R13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8/12" office:value-type="float" office:value="1.5" calcext:value-type="float">
            <text:p>1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33]+[.X133]/48+[.Y133]/24+[.Z133]/48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devance à Devesset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float" office:value="1411" calcext:value-type="float">
            <text:p>141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4]+[.G134]/2+[.E134]/4+[.H134]/8+[.I134]/16+[.J134]/32)*39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134]+[.N134]/2+[.Q134]/4+[.O134]/8+[.P134]/16+[.R134]/32)*39" office:value-type="float" office:value="9.75" calcext:value-type="float">
            <text:p>9,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34]+[.X134]/48+[.Y134]/24+[.Z13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rt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float" office:value="1411" calcext:value-type="float">
            <text:p>141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5]+[.G135]/2+[.E135]/4+[.H135]/8+[.I135]/16+[.J13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5]+[.N135]/2+[.Q135]/4+[.O135]/8+[.P135]/16+[.R13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5+9/12" office:value-type="float" office:value="45.75" calcext:value-type="float">
            <text:p>45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35]+[.X135]/48+[.Y135]/24+[.Z135]/48" office:value-type="float" office:value="45.75" calcext:value-type="float">
            <text:p>45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De Latrona et de Mondeiras sive de Plafayno</text:p>
          </table:table-cell>
          <table:table-cell table:style-name="ce1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1411" calcext:value-type="float">
            <text:p>141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6]+[.G136]/2+[.E136]/4+[.H136]/8+[.I136]/16+[.J136]/32)*39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[.M136]+[.N136]/2+[.Q136]/4+[.O136]/8+[.P136]/16+[.R136]/32)*39" office:value-type="float" office:value="8.53125" calcext:value-type="float">
            <text:p>8,531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36]+[.X136]/48+[.Y136]/24+[.Z13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mu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float" office:value="1411" calcext:value-type="float">
            <text:p>141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7]+[.G137]/2+[.E137]/4+[.H137]/8+[.I137]/16+[.J137]/32)*39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[.M137]+[.N137]/2+[.Q137]/4+[.O137]/8+[.P137]/16+[.R137]/32)*39" office:value-type="float" office:value="8.53125" calcext:value-type="float">
            <text:p>8,531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37]+[.X137]/48+[.Y137]/24+[.Z13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m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float" office:value="1411" calcext:value-type="float">
            <text:p>141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38]+[.G138]/2+[.E138]/4+[.H138]/8+[.I138]/16+[.J13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8]+[.N138]/2+[.Q138]/4+[.O138]/8+[.P138]/16+[.R138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9.5/12" office:value-type="float" office:value="0.791666666666667" calcext:value-type="float">
            <text:p>0,791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38]+[.X138]/48+[.Y138]/24+[.Z138]/48" office:value-type="float" office:value="0.791666666666667" calcext:value-type="float">
            <text:p>0,791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stat in notarii de inter limacur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39]+[.G139]/2+[.E139]/4+[.H139]/8+[.I139]/16+[.J13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39]+[.N139]/2+[.Q139]/4+[.O139]/8+[.P139]/16+[.R13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39]+[.X139]/48+[.Y139]/24+[.Z13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</text:p>
          </table:table-cell>
          <table:table-cell table:style-name="ce1"/>
          <table:table-cell table:style-name="ce1" office:value-type="string" calcext:value-type="string">
            <text:p>Sitam apud Ruela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float" office:value="1421" calcext:value-type="float">
            <text:p>14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0]+[.G140]/2+[.E140]/4+[.H140]/8+[.I140]/16+[.J140]/32)*39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1+1/3" office:value-type="float" office:value="1.33333333333333" calcext:value-type="float">
            <text:p>1,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40]+[.N140]/2+[.Q140]/4+[.O140]/8+[.P140]/16+[.R140]/32)*39" office:value-type="float" office:value="3.25" calcext:value-type="float">
            <text:p>3,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40]+[.X140]/48+[.Y140]/24+[.Z14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asturali</text:p>
          </table:table-cell>
          <table:table-cell table:style-name="ce1" office:value-type="string" calcext:value-type="string">
            <text:p>Del Sanhatz</text:p>
          </table:table-cell>
          <table:table-cell table:style-name="ce1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float" office:value="1421" calcext:value-type="float">
            <text:p>14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1]+[.G141]/2+[.E141]/4+[.H141]/8+[.I141]/16+[.J14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1]+[.N141]/2+[.Q141]/4+[.O141]/8+[.P141]/16+[.R14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1]+[.X141]/48+[.Y141]/24+[.Z141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asturali et prator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1421" calcext:value-type="float">
            <text:p>14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2]+[.G142]/2+[.E142]/4+[.H142]/8+[.I142]/16+[.J14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2]+[.N142]/2+[.Q142]/4+[.O142]/8+[.P142]/16+[.R14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5+4/12" office:value-type="float" office:value="5.33333333333333" calcext:value-type="float">
            <text:p>5,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2]+[.X142]/48+[.Y142]/24+[.Z142]/48" office:value-type="float" office:value="5.33333333333333" calcext:value-type="float">
            <text:p>5,33333333333333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orum prat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float" office:value="1421" calcext:value-type="float">
            <text:p>14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3]+[.G143]/2+[.E143]/4+[.H143]/8+[.I143]/16+[.J14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style-name="ce1" table:formula="of:=1+1/5" office:value-type="float" office:value="1.2" calcext:value-type="float">
            <text:p>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43]+[.N143]/2+[.Q143]/4+[.O143]/8+[.P143]/16+[.R143]/32)*39" office:value-type="float" office:value="5.3625" calcext:value-type="float">
            <text:p>5,36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43]+[.X143]/48+[.Y143]/24+[.Z14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asturalium communum</text:p>
          </table:table-cell>
          <table:table-cell table:style-name="ce1" office:value-type="string" calcext:value-type="string">
            <text:p>Ruela</text:p>
          </table:table-cell>
          <table:table-cell table:style-name="ce1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float" office:value="1432" calcext:value-type="float">
            <text:p>143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4]+[.G144]/2+[.E144]/4+[.H144]/8+[.I144]/16+[.J144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4]+[.N144]/2+[.Q144]/4+[.O144]/8+[.P144]/16+[.R144]/32)*39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table:formula="of:=[.W144]+[.X144]/48+[.Y144]/24+[.Z14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stanherum</text:p>
          </table:table-cell>
          <table:table-cell table:style-name="ce1" office:value-type="string" calcext:value-type="string">
            <text:p>De Verneto</text:p>
          </table:table-cell>
          <table:table-cell table:style-name="ce1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float" office:value="1441" calcext:value-type="float">
            <text:p>144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5]+[.G145]/2+[.E145]/4+[.H145]/8+[.I145]/16+[.J14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5]+[.N145]/2+[.Q145]/4+[.O145]/8+[.P145]/16+[.R14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5]+[.X145]/48+[.Y145]/24+[.Z145]/48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um loco</text:p>
          </table:table-cell>
          <table:table-cell table:style-name="ce1" office:value-type="string" calcext:value-type="string">
            <text:p>Viridario</text:p>
          </table:table-cell>
          <table:table-cell table:style-name="ce1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float" office:value="1441" calcext:value-type="float">
            <text:p>144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6]+[.G146]/2+[.E146]/4+[.H146]/8+[.I146]/16+[.J146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6]+[.N146]/2+[.Q146]/4+[.O146]/8+[.P146]/16+[.R14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6/12" office:value-type="float" office:value="1.33333333333333" calcext:value-type="float">
            <text:p>1,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6]+[.X146]/48+[.Y146]/24+[.Z146]/48" office:value-type="float" office:value="1.33333333333333" calcext:value-type="float">
            <text:p>1,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suem totum locum</text:p>
          </table:table-cell>
          <table:table-cell table:style-name="ce1" office:value-type="string" calcext:value-type="string">
            <text:p>Viridario</text:p>
          </table:table-cell>
          <table:table-cell table:style-name="ce1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float" office:value="1442" calcext:value-type="float">
            <text:p>14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7]+[.G147]/2+[.E147]/4+[.H147]/8+[.I147]/16+[.J14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7]+[.N147]/2+[.Q147]/4+[.O147]/8+[.P147]/16+[.R14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6/12" office:value-type="float" office:value="1.33333333333333" calcext:value-type="float">
            <text:p>1,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7]+[.X147]/48+[.Y147]/24+[.Z147]/48" office:value-type="float" office:value="1.33333333333333" calcext:value-type="float">
            <text:p>1,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suem totum locum</text:p>
          </table:table-cell>
          <table:table-cell table:style-name="ce1" office:value-type="string" calcext:value-type="string">
            <text:p>Viridario</text:p>
          </table:table-cell>
          <table:table-cell table:style-name="ce1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float" office:value="1443" calcext:value-type="float">
            <text:p>144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48]+[.G148]/2+[.E148]/4+[.H148]/8+[.I148]/16+[.J14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8]+[.N148]/2+[.Q148]/4+[.O148]/8+[.P148]/16+[.R148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3/12" office:value-type="float" office:value="1.08333333333333" calcext:value-type="float">
            <text:p>1,08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48]+[.X148]/48+[.Y148]/24+[.Z148]/48" office:value-type="float" office:value="1.08333333333333" calcext:value-type="float">
            <text:p>1,08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itorii seu tenementi</text:p>
          </table:table-cell>
          <table:table-cell table:style-name="ce1" office:value-type="string" calcext:value-type="string">
            <text:p>Combasola</text:p>
          </table:table-cell>
          <table:table-cell table:style-name="ce1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float" office:value="1451" calcext:value-type="float">
            <text:p>14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49]+[.G149]/2+[.E149]/4+[.H149]/8+[.I149]/16+[.J149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49]+[.N149]/2+[.Q149]/4+[.O149]/8+[.P149]/16+[.R14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49]+[.X149]/48+[.Y149]/24+[.Z14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</text:p>
          </table:table-cell>
          <table:table-cell table:style-name="ce1" office:value-type="string" calcext:value-type="string">
            <text:p>De Picota</text:p>
          </table:table-cell>
          <table:table-cell table:style-name="ce1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float" office:value="1461" calcext:value-type="float">
            <text:p>14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1+1/2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50]+[.G150]/2+[.E150]/4+[.H150]/8+[.I150]/16+[.J150]/32)*39" office:value-type="float" office:value="7.3125" calcext:value-type="float">
            <text:p>7,31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+1/2" office:value-type="float" office:value="1.5" calcext:value-type="float">
            <text:p>1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50]+[.N150]/2+[.Q150]/4+[.O150]/8+[.P150]/16+[.R150]/32)*39" office:value-type="float" office:value="7.3125" calcext:value-type="float">
            <text:p>7,31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5+7/12" office:value-type="float" office:value="5.58333333333333" calcext:value-type="float">
            <text:p>5,58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50]+[.X150]/48+[.Y150]/24+[.Z150]/48" office:value-type="float" office:value="5.625" calcext:value-type="float">
            <text:p>5,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ssessiones Petronille eius uxor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float" office:value="1482" calcext:value-type="float">
            <text:p>148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51]+[.G151]/2+[.E151]/4+[.H151]/8+[.I151]/16+[.J151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1]+[.N151]/2+[.Q151]/4+[.O151]/8+[.P151]/16+[.R15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51]+[.X151]/48+[.Y151]/24+[.Z15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o Bernardo de Chananhac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1492" calcext:value-type="float">
            <text:p>14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2]+[.G152]/2+[.E152]/4+[.H152]/8+[.I152]/16+[.J15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2]+[.N152]/2+[.Q152]/4+[.O152]/8+[.P152]/16+[.R15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3/12" office:value-type="float" office:value="0.25" calcext:value-type="float">
            <text:p>0,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2]+[.X152]/48+[.Y152]/24+[.Z152]/48" office:value-type="float" office:value="0.25" calcext:value-type="float">
            <text:p>0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m terre</text:p>
          </table:table-cell>
          <table:table-cell table:style-name="ce1"/>
          <table:table-cell table:style-name="ce1" office:value-type="string" calcext:value-type="string">
            <text:p>Sitas in tenementum de Las Gotas</text:p>
          </table:table-cell>
          <table:table-cell table:style-name="ce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1492" calcext:value-type="float">
            <text:p>14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3]+[.G153]/2+[.E153]/4+[.H153]/8+[.I153]/16+[.J15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3]+[.N153]/2+[.Q153]/4+[.O153]/8+[.P153]/16+[.R15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3]+[.X153]/48+[.Y153]/24+[.Z153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anata</text:p>
          </table:table-cell>
          <table:table-cell table:style-name="ce1" office:value-type="string" calcext:value-type="string">
            <text:p>Del Beal</text:p>
          </table:table-cell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float" office:value="1493" calcext:value-type="float">
            <text:p>149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4]+[.G154]/2+[.E154]/4+[.H154]/8+[.I154]/16+[.J154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4]+[.N154]/2+[.Q154]/4+[.O154]/8+[.P154]/16+[.R15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4]+[.X154]/48+[.Y154]/24+[.Z154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orum prati</text:p>
          </table:table-cell>
          <table:table-cell table:style-name="ce1"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float" office:value="1501" calcext:value-type="float">
            <text:p>150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5]+[.G155]/2+[.E155]/4+[.H155]/8+[.I155]/16+[.J15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5]+[.N155]/2+[.Q155]/4+[.O155]/8+[.P155]/16+[.R15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3/12" office:value-type="float" office:value="1.08333333333333" calcext:value-type="float">
            <text:p>1,08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55]+[.X155]/48+[.Y155]/24+[.Z155]/48" office:value-type="float" office:value="1.125" calcext:value-type="float">
            <text:p>1,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dietatum prati</text:p>
          </table:table-cell>
          <table:table-cell table:style-name="ce1" office:value-type="string" calcext:value-type="string">
            <text:p>Las Costas</text:p>
          </table:table-cell>
          <table:table-cell table:style-name="ce1" office:value-type="string" calcext:value-type="string">
            <text:p>Situm in territotio de Monneta</text:p>
          </table:table-cell>
          <table:table-cell table:style-name="ce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float" office:value="1502" calcext:value-type="float">
            <text:p>150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6]+[.G156]/2+[.E156]/4+[.H156]/8+[.I156]/16+[.J156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6]+[.N156]/2+[.Q156]/4+[.O156]/8+[.P156]/16+[.R15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3/12" office:value-type="float" office:value="0.25" calcext:value-type="float">
            <text:p>0,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6]+[.X156]/48+[.Y156]/24+[.Z156]/48" office:value-type="float" office:value="0.25" calcext:value-type="float">
            <text:p>0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ale + ortum</text:p>
          </table:table-cell>
          <table:table-cell table:style-name="ce1"/>
          <table:table-cell table:style-name="ce1" office:value-type="string" calcext:value-type="string">
            <text:p>Situm in loco de Villalonia</text:p>
          </table:table-cell>
          <table:table-cell table:style-name="ce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float" office:value="1502" calcext:value-type="float">
            <text:p>15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table:formula="of:=([.F157]+[.G157]/2+[.E157]/4+[.H157]/8+[.I157]/16+[.J157]/32)*39" office:value-type="float" office:value="78" calcext:value-type="float">
            <text:p>7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157]+[.N157]/2+[.Q157]/4+[.O157]/8+[.P157]/16+[.R157]/32)*39" office:value-type="float" office:value="9.75" calcext:value-type="float">
            <text:p>9,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57]+[.X157]/48+[.Y157]/24+[.Z15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Del Maset</text:p>
          </table:table-cell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table:formula="of:=([.F158]+[.G158]/2+[.E158]/4+[.H158]/8+[.I158]/16+[.J158]/32)*39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" table:formula="of:=([.M158]+[.N158]/2+[.Q158]/4+[.O158]/8+[.P158]/16+[.R158]/32)*39" office:value-type="float" office:value="78" calcext:value-type="float">
            <text:p>7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8]+[.X158]/48+[.Y158]/24+[.Z158]/4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De Feudo</text:p>
          </table:table-cell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float" office:value="1522" calcext:value-type="float">
            <text:p>152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59]+[.G159]/2+[.E159]/4+[.H159]/8+[.I159]/16+[.J15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59]+[.N159]/2+[.Q159]/4+[.O159]/8+[.P159]/16+[.R15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59]+[.X159]/48+[.Y159]/24+[.Z159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m terre</text:p>
          </table:table-cell>
          <table:table-cell table:style-name="ce1"/>
          <table:table-cell table:style-name="ce1" office:value-type="string" calcext:value-type="string">
            <text:p>Sitam in territorio de Loyl Dens Cornus</text:p>
          </table:table-cell>
          <table:table-cell table:style-name="ce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60]+[.G160]/2+[.E160]/4+[.H160]/8+[.I160]/16+[.J16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0]+[.N160]/2+[.Q160]/4+[.O160]/8+[.P160]/16+[.R16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60]+[.X160]/48+[.Y160]/24+[.Z16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</text:p>
          </table:table-cell>
          <table:table-cell table:style-name="ce1"/>
          <table:table-cell table:style-name="ce1" office:value-type="string" calcext:value-type="string">
            <text:p>Sitam apud La Valeta ribrant</text:p>
          </table:table-cell>
          <table:table-cell table:style-name="ce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float" office:value="1531" calcext:value-type="float">
            <text:p>15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1]+[.G161]/2+[.E161]/4+[.H161]/8+[.I161]/16+[.J16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1]+[.N161]/2+[.Q161]/4+[.O161]/8+[.P161]/16+[.R16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+10/12" office:value-type="float" office:value="2.83333333333333" calcext:value-type="float">
            <text:p>2,8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1]+[.X161]/48+[.Y161]/24+[.Z161]/48" office:value-type="float" office:value="2.83333333333333" calcext:value-type="float">
            <text:p>2,8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arum prati</text:p>
          </table:table-cell>
          <table:table-cell table:style-name="ce1"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F162]+[.G162]/2+[.E162]/4+[.H162]/8+[.I162]/16+[.J162]/32)*39" office:value-type="float" office:value="19.5" calcext:value-type="float">
            <text:p>19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62]+[.N162]/2+[.Q162]/4+[.O162]/8+[.P162]/16+[.R162]/32)*39" office:value-type="float" office:value="21.125" calcext:value-type="float">
            <text:p>21,12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62]+[.X162]/48+[.Y162]/24+[.Z16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 + ortum + terram</text:p>
          </table:table-cell>
          <table:table-cell table:style-name="ce1"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float" office:value="1541" calcext:value-type="float">
            <text:p>154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3]+[.G163]/2+[.E163]/4+[.H163]/8+[.I163]/16+[.J16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3]+[.N163]/2+[.Q163]/4+[.O163]/8+[.P163]/16+[.R16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8/12" office:value-type="float" office:value="0.666666666666667" calcext:value-type="float">
            <text:p>0,66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3]+[.X163]/48+[.Y163]/24+[.Z163]/48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 + creysementum</text:p>
          </table:table-cell>
          <table:table-cell table:style-name="ce1"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float" office:value="1541" calcext:value-type="float">
            <text:p>154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4]+[.G164]/2+[.E164]/4+[.H164]/8+[.I164]/16+[.J164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4]+[.N164]/2+[.Q164]/4+[.O164]/8+[.P164]/16+[.R16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4]+[.X164]/48+[.Y164]/24+[.Z164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Incluso censu quos tenetur dare de La Puteta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float" office:value="1542" calcext:value-type="float">
            <text:p>15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5]+[.G165]/2+[.E165]/4+[.H165]/8+[.I165]/16+[.J16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5]+[.N165]/2+[.Q165]/4+[.O165]/8+[.P165]/16+[.R16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5]+[.X165]/48+[.Y165]/24+[.Z165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coste</text:p>
          </table:table-cell>
          <table:table-cell table:style-name="ce1" office:value-type="string" calcext:value-type="string">
            <text:p>Salvagia</text:p>
          </table:table-cell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66]+[.G166]/2+[.E166]/4+[.H166]/8+[.I166]/16+[.J16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66]+[.N166]/2+[.Q166]/4+[.O166]/8+[.P166]/16+[.R166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66]+[.X166]/48+[.Y166]/24+[.Z16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 + ortum + ouchia</text:p>
          </table:table-cell>
          <table:table-cell table:style-name="ce1"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67]+[.G167]/2+[.E167]/4+[.H167]/8+[.I167]/16+[.J16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7]+[.N167]/2+[.Q167]/4+[.O167]/8+[.P167]/16+[.R16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67]+[.X167]/48+[.Y167]/24+[.Z16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</text:p>
          </table:table-cell>
          <table:table-cell table:style-name="ce1"/>
          <table:table-cell table:style-name="ce1" office:value-type="string" calcext:value-type="string">
            <text:p>Sitam apud La Valeta</text:p>
          </table:table-cell>
          <table:table-cell table:style-name="ce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float" office:value="1561" calcext:value-type="float">
            <text:p>15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8]+[.G168]/2+[.E168]/4+[.H168]/8+[.I168]/16+[.J16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8]+[.N168]/2+[.Q168]/4+[.O168]/8+[.P168]/16+[.R168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2/12" office:value-type="float" office:value="1.83333333333333" calcext:value-type="float">
            <text:p>1,8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8]+[.X168]/48+[.Y168]/24+[.Z168]/48" office:value-type="float" office:value="1.83333333333333" calcext:value-type="float">
            <text:p>1,8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Vocatum la Sanha del Moli</text:p>
          </table:table-cell>
          <table:table-cell table:style-name="ce1" office:value-type="string" calcext:value-type="string">
            <text:p>Situm apud La Valeta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float" office:value="1581" calcext:value-type="float">
            <text:p>158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69]+[.G169]/2+[.E169]/4+[.H169]/8+[.I169]/16+[.J16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69]+[.N169]/2+[.Q169]/4+[.O169]/8+[.P169]/16+[.R16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5/12" office:value-type="float" office:value="1.25" calcext:value-type="float">
            <text:p>1,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69]+[.X169]/48+[.Y169]/24+[.Z169]/48" office:value-type="float" office:value="1.25" calcext:value-type="float">
            <text:p>1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ssessiones + Bessaam</text:p>
          </table:table-cell>
          <table:table-cell table:style-name="ce1" office:value-type="string" calcext:value-type="string">
            <text:p>Petri eius fratri</text:p>
          </table:table-cell>
          <table:table-cell table:style-name="ce1" office:value-type="string" calcext:value-type="string">
            <text:p>Loco de Las Fonteta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float" office:value="1581" calcext:value-type="float">
            <text:p>158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0]+[.G170]/2+[.E170]/4+[.H170]/8+[.I170]/16+[.J17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170]+[.N170]/2+[.Q170]/4+[.O170]/8+[.P170]/16+[.R170]/32)*39" office:value-type="float" office:value="6.09375" calcext:value-type="float">
            <text:p>6,09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0]+[.X170]/48+[.Y170]/24+[.Z17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</text:p>
          </table:table-cell>
          <table:table-cell table:style-name="ce1"/>
          <table:table-cell table:style-name="ce1" office:value-type="string" calcext:value-type="string">
            <text:p>Sita apud Cumbanrias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table:formula="of:=1/6" office:value-type="float" office:value="0.166666666666667" calcext:value-type="float">
            <text:p>0,166666666666667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71]+[.G171]/2+[.E171]/4+[.H171]/8+[.I171]/16+[.J17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1]+[.N171]/2+[.Q171]/4+[.O171]/8+[.P171]/16+[.R17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1]+[.X171]/48+[.Y171]/24+[.Z17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ale</text:p>
          </table:table-cell>
          <table:table-cell table:style-name="ce1"/>
          <table:table-cell table:style-name="ce1" office:value-type="string" calcext:value-type="string">
            <text:p>Situm apud la Vileta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table:formula="of:=1/6" office:value-type="float" office:value="0.166666666666667" calcext:value-type="float">
            <text:p>0,166666666666667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72]+[.G172]/2+[.E172]/4+[.H172]/8+[.I172]/16+[.J17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2]+[.N172]/2+[.Q172]/4+[.O172]/8+[.P172]/16+[.R17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2]+[.X172]/48+[.Y172]/24+[.Z17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ale</text:p>
          </table:table-cell>
          <table:table-cell table:style-name="ce1"/>
          <table:table-cell table:style-name="ce1" office:value-type="string" calcext:value-type="string">
            <text:p>Situm in loco de la Vilet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float" office:value="1601" calcext:value-type="float">
            <text:p>16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73]+[.G173]/2+[.E173]/4+[.H173]/8+[.I173]/16+[.J173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3]+[.N173]/2+[.Q173]/4+[.O173]/8+[.P173]/16+[.R17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3]+[.X173]/48+[.Y173]/24+[.Z173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 + orto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float" office:value="1622" calcext:value-type="float">
            <text:p>162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4]+[.G174]/2+[.E174]/4+[.H174]/8+[.I174]/16+[.J174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4]+[.N174]/2+[.Q174]/4+[.O174]/8+[.P174]/16+[.R17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5/12" office:value-type="float" office:value="0.416666666666667" calcext:value-type="float">
            <text:p>0,41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74]+[.X174]/48+[.Y174]/24+[.Z174]/48" office:value-type="float" office:value="0.416666666666667" calcext:value-type="float">
            <text:p>0,4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e petiam + petia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float" office:value="1623" calcext:value-type="float">
            <text:p>162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5]+[.G175]/2+[.E175]/4+[.H175]/8+[.I175]/16+[.J17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5]+[.N175]/2+[.Q175]/4+[.O175]/8+[.P175]/16+[.R17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75]+[.X175]/48+[.Y175]/24+[.Z175]/48" office:value-type="float" office:value="0.166666666666667" calcext:value-type="float">
            <text:p>0,1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e petiam</text:p>
          </table:table-cell>
          <table:table-cell table:style-name="ce1"/>
          <table:table-cell table:style-name="ce1" office:value-type="string" calcext:value-type="string">
            <text:p>Sitam in territorio del Serre de Hereone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float" office:value="1721" calcext:value-type="float">
            <text:p>17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6]+[.G176]/2+[.E176]/4+[.H176]/8+[.I176]/16+[.J176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6]+[.N176]/2+[.Q176]/4+[.O176]/8+[.P176]/16+[.R17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76]+[.X176]/48+[.Y176]/24+[.Z176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Quintam partem nemoris</text:p>
          </table:table-cell>
          <table:table-cell table:style-name="ce1"/>
          <table:table-cell table:style-name="ce1" office:value-type="string" calcext:value-type="string">
            <text:p>Siti in nemore de Ruppe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float" office:value="1722" calcext:value-type="float">
            <text:p>172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7]+[.G177]/2+[.E177]/4+[.H177]/8+[.I177]/16+[.J17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7]+[.N177]/2+[.Q177]/4+[.O177]/8+[.P177]/16+[.R17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5/12" office:value-type="float" office:value="0.416666666666667" calcext:value-type="float">
            <text:p>0,41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77]+[.X177]/48+[.Y177]/24+[.Z177]/48" office:value-type="float" office:value="0.416666666666667" calcext:value-type="float">
            <text:p>0,4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as partesprati et terr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F178]+[.G178]/2+[.E178]/4+[.H178]/8+[.I178]/16+[.J17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78]+[.N178]/2+[.Q178]/4+[.O178]/8+[.P178]/16+[.R17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8]+[.X178]/48+[.Y178]/24+[.Z17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</text:p>
          </table:table-cell>
          <table:table-cell table:style-name="ce1"/>
          <table:table-cell table:style-name="ce1" office:value-type="string" calcext:value-type="string">
            <text:p>Sitam apud Villam Novam Devesseti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79]+[.G179]/2+[.E179]/4+[.H179]/8+[.I179]/16+[.J17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79]+[.N179]/2+[.Q179]/4+[.O179]/8+[.P179]/16+[.R179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79]+[.X179]/48+[.Y179]/24+[.Z179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os partarum ortaru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0]+[.G180]/2+[.E180]/4+[.H180]/8+[.I180]/16+[.J18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0]+[.N180]/2+[.Q180]/4+[.O180]/8+[.P180]/16+[.R18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+1/3" office:value-type="float" office:value="1.33333333333333" calcext:value-type="float">
            <text:p>1,3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W180]+[.X180]/48+[.Y180]/24+[.Z180]/48" office:value-type="float" office:value="3.05555555555556" calcext:value-type="float">
            <text:p>3,055555555555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rati et pasturali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1]+[.G181]/2+[.E181]/4+[.H181]/8+[.I181]/16+[.J18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1]+[.N181]/2+[.Q181]/4+[.O181]/8+[.P181]/16+[.R18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0/12" office:value-type="float" office:value="0.833333333333333" calcext:value-type="float">
            <text:p>0,8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81]+[.X181]/48+[.Y181]/24+[.Z181]/48" office:value-type="float" office:value="0.833333333333333" calcext:value-type="float">
            <text:p>0,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 et pasturale</text:p>
          </table:table-cell>
          <table:table-cell table:style-name="ce1" office:value-type="string" calcext:value-type="string">
            <text:p>Liberorum suorum</text:p>
          </table:table-cell>
          <table:table-cell table:style-name="ce1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1+1/2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82]+[.G182]/2+[.E182]/4+[.H182]/8+[.I182]/16+[.J182]/32)*39" office:value-type="float" office:value="7.3125" calcext:value-type="float">
            <text:p>7,31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82]+[.N182]/2+[.Q182]/4+[.O182]/8+[.P182]/16+[.R182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82]+[.X182]/48+[.Y182]/24+[.Z182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3]+[.G183]/2+[.E183]/4+[.H183]/8+[.I183]/16+[.J18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3]+[.N183]/2+[.Q183]/4+[.O183]/8+[.P183]/16+[.R18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8/12" office:value-type="float" office:value="0.666666666666667" calcext:value-type="float">
            <text:p>0,66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83]+[.X183]/48+[.Y183]/24+[.Z183]/48" office:value-type="float" office:value="0.666666666666667" calcext:value-type="float">
            <text:p>0,66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eycensa prati et arboribus ibidem cressentibu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F184]+[.G184]/2+[.E184]/4+[.H184]/8+[.I184]/16+[.J184]/32)*39" office:value-type="float" office:value="19.5" calcext:value-type="float">
            <text:p>19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table:formula="of:=([.M184]+[.N184]/2+[.Q184]/4+[.O184]/8+[.P184]/16+[.R184]/32)*39" office:value-type="float" office:value="19.5" calcext:value-type="float">
            <text:p>19,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84]+[.X184]/48+[.Y184]/24+[.Z18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m</text:p>
          </table:table-cell>
          <table:table-cell table:style-name="ce1"/>
          <table:table-cell table:style-name="ce1" office:value-type="string" calcext:value-type="string">
            <text:p>Situatam in Podio de Gant</text:p>
          </table:table-cell>
          <table:table-cell table:style-name="ce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85]+[.G185]/2+[.E185]/4+[.H185]/8+[.I185]/16+[.J185]/32)*39" office:value-type="float" office:value="4.875" calcext:value-type="float">
            <text:p>4,8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85]+[.N185]/2+[.Q185]/4+[.O185]/8+[.P185]/16+[.R185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85]+[.X185]/48+[.Y185]/24+[.Z18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e petiam</text:p>
          </table:table-cell>
          <table:table-cell table:style-name="ce1"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186]+[.G186]/2+[.E186]/4+[.H186]/8+[.I186]/16+[.J186]/32)*39" office:value-type="float" office:value="2.4375" calcext:value-type="float">
            <text:p>2,43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86]+[.N186]/2+[.Q186]/4+[.O186]/8+[.P186]/16+[.R186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86]+[.X186]/48+[.Y186]/24+[.Z18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7]+[.G187]/2+[.E187]/4+[.H187]/8+[.I187]/16+[.J18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7]+[.N187]/2+[.Q187]/4+[.O187]/8+[.P187]/16+[.R18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87]+[.X187]/48+[.Y187]/24+[.Z187]/48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 et pasturale</text:p>
          </table:table-cell>
          <table:table-cell table:style-name="ce1" office:value-type="string" calcext:value-type="string">
            <text:p>Las Poloyras</text:p>
          </table:table-cell>
          <table:table-cell table:style-name="ce1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8]+[.G188]/2+[.E188]/4+[.H188]/8+[.I188]/16+[.J188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8]+[.N188]/2+[.Q188]/4+[.O188]/8+[.P188]/16+[.R188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88]+[.X188]/48+[.Y188]/24+[.Z188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abus levatus aque</text:p>
          </table:table-cell>
          <table:table-cell table:style-name="ce1" table:number-columns-repeated="2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89]+[.G189]/2+[.E189]/4+[.H189]/8+[.I189]/16+[.J18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89]+[.N189]/2+[.Q189]/4+[.O189]/8+[.P189]/16+[.R18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89]+[.X189]/48+[.Y189]/24+[.Z189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s pasturacgiorum</text:p>
          </table:table-cell>
          <table:table-cell table:style-name="ce1"/>
          <table:table-cell table:style-name="ce1" office:value-type="string" calcext:value-type="string">
            <text:p>Devesseti</text:p>
          </table:table-cell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0]+[.G190]/2+[.E190]/4+[.H190]/8+[.I190]/16+[.J190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0]+[.N190]/2+[.Q190]/4+[.O190]/8+[.P190]/16+[.R19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0]+[.X190]/48+[.Y190]/24+[.Z190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1]+[.G191]/2+[.E191]/4+[.H191]/8+[.I191]/16+[.J191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1]+[.N191]/2+[.Q191]/4+[.O191]/8+[.P191]/16+[.R19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1]+[.X191]/48+[.Y191]/24+[.Z191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a Las Pozoyras</text:p>
          </table:table-cell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1761" calcext:value-type="float">
            <text:p>176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2]+[.G192]/2+[.E192]/4+[.H192]/8+[.I192]/16+[.J19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2]+[.N192]/2+[.Q192]/4+[.O192]/8+[.P192]/16+[.R19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+10/12" office:value-type="float" office:value="2.83333333333333" calcext:value-type="float">
            <text:p>2,8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2]+[.X192]/48+[.Y192]/24+[.Z192]/48" office:value-type="float" office:value="2.83333333333333" calcext:value-type="float">
            <text:p>2,8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/>
          <table:table-cell table:style-name="ce1" office:value-type="string" calcext:value-type="string">
            <text:p>Situm in summitatem de Las Pozoyras</text:p>
          </table:table-cell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3]+[.G193]/2+[.E193]/4+[.H193]/8+[.I193]/16+[.J19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3]+[.N193]/2+[.Q193]/4+[.O193]/8+[.P193]/16+[.R19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/1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3]+[.X193]/48+[.Y193]/24+[.Z193]/48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Pratum Artaudent</text:p>
          </table:table-cell>
          <table:table-cell table:style-name="ce1" office:value-type="string" calcext:value-type="string">
            <text:p>Situm in territorio d'Arnaudes</text:p>
          </table:table-cell>
          <table:table-cell table:style-name="ce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4]+[.G194]/2+[.E194]/4+[.H194]/8+[.I194]/16+[.J194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4]+[.N194]/2+[.Q194]/4+[.O194]/8+[.P194]/16+[.R19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2/1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4]+[.X194]/48+[.Y194]/24+[.Z194]/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Pratum Bacalheira</text:p>
          </table:table-cell>
          <table:table-cell table:style-name="ce1" office:value-type="string" calcext:value-type="string">
            <text:p>Situm in territorio vocato Dastafort</text:p>
          </table:table-cell>
          <table:table-cell table:style-name="ce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float" office:value="1781" calcext:value-type="float">
            <text:p>17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95]+[.G195]/2+[.E195]/4+[.H195]/8+[.I195]/16+[.J195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5]+[.N195]/2+[.Q195]/4+[.O195]/8+[.P195]/16+[.R195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195]+[.X195]/48+[.Y195]/24+[.Z19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mus</text:p>
          </table:table-cell>
          <table:table-cell table:style-name="ce1"/>
          <table:table-cell table:style-name="ce1" office:value-type="string" calcext:value-type="string">
            <text:p>Situm in territorio de Picota</text:p>
          </table:table-cell>
          <table:table-cell table:style-name="ce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7+1/2" office:value-type="float" office:value="7.5" calcext:value-type="float">
            <text:p>7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96]+[.G196]/2+[.E196]/4+[.H196]/8+[.I196]/16+[.J196]/32)*39" office:value-type="float" office:value="39" calcext:value-type="float">
            <text:p>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7+1/2" office:value-type="float" office:value="7.5" calcext:value-type="float">
            <text:p>7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96]+[.N196]/2+[.Q196]/4+[.O196]/8+[.P196]/16+[.R196]/32)*39" office:value-type="float" office:value="36.5625" calcext:value-type="float">
            <text:p>36,56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6]+[.X196]/48+[.Y196]/24+[.Z196]/48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s + pratum</text:p>
          </table:table-cell>
          <table:table-cell table:style-name="ce1"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float" office:value="1792" calcext:value-type="float">
            <text:p>17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197]+[.G197]/2+[.E197]/4+[.H197]/8+[.I197]/16+[.J197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197]+[.N197]/2+[.Q197]/4+[.O197]/8+[.P197]/16+[.R19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7]+[.X197]/48+[.Y197]/24+[.Z197]/48" office:value-type="float" office:value="0.166666666666667" calcext:value-type="float">
            <text:p>0,166666666666667</text:p>
          </table:table-cell>
          <table:table-cell table:style-name="ce1" table:formula="of:=2/12" office:value-type="float" office:value="0.166666666666667" calcext:value-type="float">
            <text:p>0,16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nementorium</text:p>
          </table:table-cell>
          <table:table-cell table:style-name="ce1" office:value-type="string" calcext:value-type="string">
            <text:p>Las Putetas</text:p>
          </table:table-cell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 office:value-type="float" office:value="1801" calcext:value-type="float">
            <text:p>18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98]+[.G198]/2+[.E198]/4+[.H198]/8+[.I198]/16+[.J198]/32)*39" office:value-type="float" office:value="26.8125" calcext:value-type="float">
            <text:p>26,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198]+[.N198]/2+[.Q198]/4+[.O198]/8+[.P198]/16+[.R198]/32)*39" office:value-type="float" office:value="21.9375" calcext:value-type="float">
            <text:p>21,93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6+2/12" office:value-type="float" office:value="6.16666666666667" calcext:value-type="float">
            <text:p>6,1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8]+[.X198]/48+[.Y198]/24+[.Z198]/48" office:value-type="float" office:value="6.16666666666667" calcext:value-type="float">
            <text:p>6,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mam + mansum</text:p>
          </table:table-cell>
          <table:table-cell table:style-name="ce1"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float" office:value="1802" calcext:value-type="float">
            <text:p>18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199]+[.G199]/2+[.E199]/4+[.H199]/8+[.I199]/16+[.J199]/32)*39" office:value-type="float" office:value="2.4375" calcext:value-type="float">
            <text:p>2,43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M199]+[.N199]/2+[.Q199]/4+[.O199]/8+[.P199]/16+[.R199]/32)*39" office:value-type="float" office:value="9.75" calcext:value-type="float">
            <text:p>9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199]+[.X199]/48+[.Y199]/24+[.Z199]/48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nementum + pratis</text:p>
          </table:table-cell>
          <table:table-cell table:style-name="ce1"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float" office:value="1803" calcext:value-type="float">
            <text:p>180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0]+[.G200]/2+[.E200]/4+[.H200]/8+[.I200]/16+[.J200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0]+[.N200]/2+[.Q200]/4+[.O200]/8+[.P200]/16+[.R200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0]+[.X200]/48+[.Y200]/24+[.Z200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Uxoris sue</text:p>
          </table:table-cell>
          <table:table-cell table:style-name="ce1" office:value-type="string" calcext:value-type="string">
            <text:p>Situm in territorio de Fonte Frigido sito in territorio de Frigidis Parietibus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float" office:value="1812" calcext:value-type="float">
            <text:p>181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1]+[.G201]/2+[.E201]/4+[.H201]/8+[.I201]/16+[.J201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1]+[.N201]/2+[.Q201]/4+[.O201]/8+[.P201]/16+[.R201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1]+[.X201]/48+[.Y201]/24+[.Z201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tem nemore</text:p>
          </table:table-cell>
          <table:table-cell table:style-name="ce1" office:value-type="string" calcext:value-type="string">
            <text:p>Issarti Symiont</text:p>
          </table:table-cell>
          <table:table-cell table:style-name="ce1" office:value-type="string" calcext:value-type="string">
            <text:p>Situm in nemore de Ruppem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1813" calcext:value-type="float">
            <text:p>18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2]+[.G202]/2+[.E202]/4+[.H202]/8+[.I202]/16+[.J202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202]+[.N202]/2+[.Q202]/4+[.O202]/8+[.P202]/16+[.R202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12" office:value-type="float" office:value="0.0833333333333333" calcext:value-type="float">
            <text:p>0,08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202]+[.X202]/48+[.Y202]/24+[.Z202]/48" office:value-type="float" office:value="0.0833333333333333" calcext:value-type="float">
            <text:p>0,08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prati</text:p>
          </table:table-cell>
          <table:table-cell table:style-name="ce1" office:value-type="string" calcext:value-type="string">
            <text:p>La Cumbeta</text:p>
          </table:table-cell>
          <table:table-cell table:style-name="ce1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float" office:value="1813" calcext:value-type="float">
            <text:p>18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3]+[.G203]/2+[.E203]/4+[.H203]/8+[.I203]/16+[.J203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203]+[.N203]/2+[.Q203]/4+[.O203]/8+[.P203]/16+[.R203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5/12" office:value-type="float" office:value="0.416666666666667" calcext:value-type="float">
            <text:p>0,416666666666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203]+[.X203]/48+[.Y203]/24+[.Z203]/48" office:value-type="float" office:value="0.416666666666667" calcext:value-type="float">
            <text:p>0,4166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 nemoris</text:p>
          </table:table-cell>
          <table:table-cell table:style-name="ce1" office:value-type="string" calcext:value-type="string">
            <text:p>Dens Vernes</text:p>
          </table:table-cell>
          <table:table-cell table:style-name="ce1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float" office:value="1821" calcext:value-type="float">
            <text:p>182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4]+[.G204]/2+[.E204]/4+[.H204]/8+[.I204]/16+[.J204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4]+[.N204]/2+[.Q204]/4+[.O204]/8+[.P204]/16+[.R204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4]+[.X204]/48+[.Y204]/24+[.Z204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iam nemoris</text:p>
          </table:table-cell>
          <table:table-cell table:style-name="ce1"/>
          <table:table-cell table:style-name="ce1" office:value-type="string" calcext:value-type="string">
            <text:p>Site in territorio de Rupp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float" office:value="1822" calcext:value-type="float">
            <text:p>182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5]+[.G205]/2+[.E205]/4+[.H205]/8+[.I205]/16+[.J205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5]+[.N205]/2+[.Q205]/4+[.O205]/8+[.P205]/16+[.R205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5]+[.X205]/48+[.Y205]/24+[.Z205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etiam terr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float" office:value="1823" calcext:value-type="float">
            <text:p>182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6]+[.G206]/2+[.E206]/4+[.H206]/8+[.I206]/16+[.J206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6]+[.N206]/2+[.Q206]/4+[.O206]/8+[.P206]/16+[.R206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6]+[.X206]/48+[.Y206]/24+[.Z206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e petiam</text:p>
          </table:table-cell>
          <table:table-cell table:style-name="ce1"/>
          <table:table-cell table:style-name="ce1" office:value-type="string" calcext:value-type="string">
            <text:p>Sitam apud la Cros del Champ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float" office:value="1824" calcext:value-type="float">
            <text:p>1824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7]+[.G207]/2+[.E207]/4+[.H207]/8+[.I207]/16+[.J207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7]+[.N207]/2+[.Q207]/4+[.O207]/8+[.P207]/16+[.R207]/32)*39" office:value-type="float" office:value="2.4375" calcext:value-type="float">
            <text:p>2,43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7]+[.X207]/48+[.Y207]/24+[.Z207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um</text:p>
          </table:table-cell>
          <table:table-cell table:style-name="ce1"/>
          <table:table-cell table:style-name="ce1" office:value-type="string" calcext:value-type="string">
            <text:p>Sitam apud Cruce del Champ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float" office:value="1831" calcext:value-type="float">
            <text:p>183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F208]+[.G208]/2+[.E208]/4+[.H208]/8+[.I208]/16+[.J208]/32)*39" office:value-type="float" office:value="4.875" calcext:value-type="float">
            <text:p>4,8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([.M208]+[.N208]/2+[.Q208]/4+[.O208]/8+[.P208]/16+[.R208]/32)*39" office:value-type="float" office:value="4.875" calcext:value-type="float">
            <text:p>4,87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formula="of:=[.W208]+[.X208]/48+[.Y208]/24+[.Z208]/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eisensii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float" office:value="1831" calcext:value-type="float">
            <text:p>18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4" table:formula="of:=([.F209]+[.G209]/2+[.E209]/4+[.H209]/8+[.I209]/16+[.J209]/32)*39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4" table:formula="of:=([.M209]+[.N209]/2+[.Q209]/4+[.O209]/8+[.P209]/16+[.R209]/32)*3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7/12" office:value-type="float" office:value="0.583333333333333" calcext:value-type="float">
            <text:p>0,58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209]+[.X209]/48+[.Y209]/24+[.Z209]/48" office:value-type="float" office:value="0.583333333333333" calcext:value-type="float">
            <text:p>0,583333333333333</text:p>
          </table:table-cell>
          <table:table-cell table:style-name="ce1" table:formula="of:=7/12" office:value-type="float" office:value="0.583333333333333" calcext:value-type="float">
            <text:p>0,58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em</text:p>
          </table:table-cell>
          <table:table-cell table:style-name="ce1" office:value-type="string" calcext:value-type="string">
            <text:p>Las Putetas</text:p>
          </table:table-cell>
          <table:table-cell table:style-name="ce1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float" office:value="1862" calcext:value-type="float">
            <text:p>186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210]+[.G210]/2+[.E210]/4+[.H210]/8+[.I210]/16+[.J210]/32)*39" office:value-type="float" office:value="12.1875" calcext:value-type="float">
            <text:p>12,18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1+1/2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210]+[.N210]/2+[.Q210]/4+[.O210]/8+[.P210]/16+[.R210]/32)*39" office:value-type="float" office:value="3.65625" calcext:value-type="float">
            <text:p>3,656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18/12" office:value-type="float" office:value="1.5" calcext:value-type="float">
            <text:p>1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210]+[.X210]/48+[.Y210]/24+[.Z210]/48" office:value-type="float" office:value="1.5" calcext:value-type="float">
            <text:p>1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ata, pasturalia et terras</text:p>
          </table:table-cell>
          <table:table-cell table:style-name="ce1"/>
          <table:table-cell table:style-name="ce1" office:value-type="string" calcext:value-type="string">
            <text:p>Loco et territorio de Lermet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 office:value-type="float" office:value="1872" calcext:value-type="float">
            <text:p>18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([.F211]+[.G211]/2+[.E211]/4+[.H211]/8+[.I211]/16+[.J211]/32)*39" office:value-type="float" office:value="2.4375" calcext:value-type="float">
            <text:p>2,43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1/2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table:formula="of:=([.M211]+[.N211]/2+[.Q211]/4+[.O211]/8+[.P211]/16+[.R211]/32)*39" office:value-type="float" office:value="1.21875" calcext:value-type="float">
            <text:p>1,218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4/12" office:value-type="float" office:value="0.333333333333333" calcext:value-type="float">
            <text:p>0,333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W211]+[.X211]/48+[.Y211]/24+[.Z211]/48" office:value-type="float" office:value="0.333333333333333" calcext:value-type="float">
            <text:p>0,3333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ram + pratum</text:p>
          </table:table-cell>
          <table:table-cell table:style-name="ce1"/>
          <table:table-cell table:style-name="ce1" office:value-type="string" calcext:value-type="string">
            <text:p>Situm apud la Vileta</text:p>
          </table:table-cell>
          <table:table-cell/>
        </table:table-row>
        <table:table-row table:style-name="ro1" table:number-rows-repeated="1048361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10">
      <style:table-cell-properties fo:padding="0.071cm"/>
    </style:style>
    <style:style style:name="Excel_5f_BuiltIn_5f_Comma" style:display-name="Excel_BuiltIn_Comma" style:family="table-cell" style:parent-style-name="Default" style:data-style-name="N114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23:04.3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étails_20_redevances" style:display-name="PageStyle_Détails redeva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7:23:38.896000000</dc:date>
    <meta:editing-duration>PT38M54S</meta:editing-duration>
    <meta:editing-cycles>3</meta:editing-cycles>
    <meta:generator>LibreOffice/7.2.4.1$Windows_X86_64 LibreOffice_project/27d75539669ac387bb498e35313b970b7fe9c4f9</meta:generator>
    <meta:document-statistic meta:table-count="1" meta:cell-count="6454" meta:object-count="0"/>
  </office:meta>
</office:document-meta>
</file>